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ucida Grande" svg:font-family="'Lucida Grande', Verdana, Geneva, Arial, 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51cm" fo:margin-left="11.857cm" fo:margin-right="-0.007cm" table:align="margins" style:writing-mode="lr-tb"/>
    </style:style>
    <style:style style:name="Table1.A" style:family="table-column">
      <style:table-column-properties style:column-width="5.151cm" style:rel-column-width="65535*"/>
    </style:style>
    <style:style style:name="Table1.1" style:family="table-row">
      <style:table-row-properties fo:keep-together="auto"/>
    </style:style>
    <style:style style:name="Table1.A1" style:family="table-cell">
      <style:table-cell-properties style:vertical-align="top" fo:padding="0cm" fo:border="none" style:writing-mode="lr-tb"/>
    </style:style>
    <style:style style:name="Таблица1" style:family="table">
      <style:table-properties style:width="7.939cm" table:align="left" style:writing-mode="lr-tb"/>
    </style:style>
    <style:style style:name="Таблица1.A" style:family="table-column">
      <style:table-column-properties style:column-width="3.863cm"/>
    </style:style>
    <style:style style:name="Таблица1.B" style:family="table-column">
      <style:table-column-properties style:column-width="0.261cm"/>
    </style:style>
    <style:style style:name="Таблица1.C" style:family="table-column">
      <style:table-column-properties style:column-width="2.325cm"/>
    </style:style>
    <style:style style:name="Таблица1.D" style:family="table-column">
      <style:table-column-properties style:column-width="1.49cm"/>
    </style:style>
    <style:style style:name="Таблица1.A1" style:family="table-cell">
      <style:table-cell-properties style:vertical-align="middle" fo:padding="0.049cm" fo:border="none"/>
    </style:style>
    <style:style style:name="Таблица2" style:family="table">
      <style:table-properties style:width="16cm" fo:margin-left="1cm" table:align="left" style:writing-mode="lr-tb"/>
    </style:style>
    <style:style style:name="Таблица2.A" style:family="table-column">
      <style:table-column-properties style:column-width="1.453cm"/>
    </style:style>
    <style:style style:name="Таблица2.B" style:family="table-column">
      <style:table-column-properties style:column-width="14.547cm"/>
    </style:style>
    <style:style style:name="Таблица2.A1" style:family="table-cell">
      <style:table-cell-properties style:vertical-align="middle" fo:padding="0.049cm" fo:border="none"/>
    </style:style>
    <style:style style:name="Таблица3" style:family="table">
      <style:table-properties style:width="6.69cm" fo:margin-left="-0.228cm" table:align="left" style:writing-mode="lr-tb"/>
    </style:style>
    <style:style style:name="Таблица3.A" style:family="table-column">
      <style:table-column-properties style:column-width="4.339cm"/>
    </style:style>
    <style:style style:name="Таблица3.B" style:family="table-column">
      <style:table-column-properties style:column-width="0.318cm"/>
    </style:style>
    <style:style style:name="Таблица3.C" style:family="table-column">
      <style:table-column-properties style:column-width="1.349cm"/>
    </style:style>
    <style:style style:name="Таблица3.D" style:family="table-column">
      <style:table-column-properties style:column-width="0.684cm"/>
    </style:style>
    <style:style style:name="Таблица3.A1" style:family="table-cell">
      <style:table-cell-properties style:vertical-align="middle" fo:padding="0.049cm" fo:border="none"/>
    </style:style>
    <style:style style:name="Таблица4" style:family="table">
      <style:table-properties style:width="12.157cm" fo:margin-left="1cm" table:align="left" style:writing-mode="lr-tb"/>
    </style:style>
    <style:style style:name="Таблица4.A" style:family="table-column">
      <style:table-column-properties style:column-width="0.587cm"/>
    </style:style>
    <style:style style:name="Таблица4.B" style:family="table-column">
      <style:table-column-properties style:column-width="11.569cm"/>
    </style:style>
    <style:style style:name="Таблица4.A1" style:family="table-cell">
      <style:table-cell-properties style:vertical-align="middle" fo:padding="0.049cm" fo:border="none"/>
    </style:style>
    <style:style style:name="Таблица5" style:family="table">
      <style:table-properties style:width="5.981cm" fo:margin-left="-0.175cm" table:align="left" style:writing-mode="lr-tb"/>
    </style:style>
    <style:style style:name="Таблица5.A" style:family="table-column">
      <style:table-column-properties style:column-width="3.201cm"/>
    </style:style>
    <style:style style:name="Таблица5.B" style:family="table-column">
      <style:table-column-properties style:column-width="0.318cm"/>
    </style:style>
    <style:style style:name="Таблица5.C" style:family="table-column">
      <style:table-column-properties style:column-width="1.376cm"/>
    </style:style>
    <style:style style:name="Таблица5.D" style:family="table-column">
      <style:table-column-properties style:column-width="0.503cm"/>
    </style:style>
    <style:style style:name="Таблица5.F" style:family="table-column">
      <style:table-column-properties style:column-width="0.266cm"/>
    </style:style>
    <style:style style:name="Таблица5.A1" style:family="table-cell">
      <style:table-cell-properties style:vertical-align="middle" fo:padding="0.049cm" fo:border="none"/>
    </style:style>
    <style:style style:name="Таблица6" style:family="table">
      <style:table-properties style:width="9.996cm" fo:margin-left="1cm" table:align="left" style:writing-mode="lr-tb"/>
    </style:style>
    <style:style style:name="Таблица6.A" style:family="table-column">
      <style:table-column-properties style:column-width="0.587cm"/>
    </style:style>
    <style:style style:name="Таблица6.B" style:family="table-column">
      <style:table-column-properties style:column-width="9.409cm"/>
    </style:style>
    <style:style style:name="Таблица6.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4" style:family="paragraph" style:parent-style-name="nwcTitle">
      <style:paragraph-properties fo:break-before="page"/>
      <style:text-properties style:font-name="FreeMono"/>
    </style:style>
    <style:style style:name="P5" style:family="paragraph" style:parent-style-name="nwcText">
      <style:paragraph-properties fo:break-before="page"/>
      <style:text-properties style:font-name="FreeMono"/>
    </style:style>
    <style:style style:name="P6"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7" style:family="paragraph" style:parent-style-name="Table_20_Contents">
      <style:paragraph-properties fo:text-align="start" style:justify-single-word="false"/>
      <style:text-properties style:font-name="FreeMono"/>
    </style:style>
    <style:style style:name="P8" style:family="paragraph" style:parent-style-name="Table_20_Contents">
      <style:paragraph-properties fo:text-align="start" style:justify-single-word="false" style:snap-to-layout-grid="false"/>
      <style:text-properties style:font-name="FreeMono"/>
    </style:style>
    <style:style style:name="P9" style:family="paragraph" style:parent-style-name="nwcText">
      <style:text-properties style:font-name="FreeMono"/>
    </style:style>
    <style:style style:name="P10" style:family="paragraph" style:parent-style-name="nwcText">
      <style:text-properties style:font-name="FreeMono" fo:font-weight="bold" style:font-weight-asian="bold" style:font-weight-complex="bold"/>
    </style:style>
    <style:style style:name="P11" style:family="paragraph" style:parent-style-name="nwcCode">
      <style:text-properties style:font-name="FreeMono"/>
    </style:style>
    <style:style style:name="P12" style:family="paragraph" style:parent-style-name="nwcCode">
      <style:text-properties style:font-name="FreeMono" fo:font-size="8pt" style:font-size-asian="8pt" style:font-size-complex="8pt"/>
    </style:style>
    <style:style style:name="P13" style:family="paragraph" style:parent-style-name="Standard" style:master-page-name="Standard">
      <style:paragraph-properties fo:text-align="center" style:justify-single-word="false" style:page-number="auto"/>
      <style:text-properties style:font-name="FreeMono"/>
    </style:style>
    <style:style style:name="P14" style:family="paragraph" style:parent-style-name="Standard">
      <style:paragraph-properties fo:text-align="center" style:justify-single-word="false" fo:break-before="page"/>
      <style:text-properties style:font-name="Liberation Serif"/>
    </style:style>
    <style:style style:name="P15"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16" style:family="paragraph" style:parent-style-name="Text_20_body">
      <style:paragraph-properties fo:text-align="center" style:justify-single-word="false" fo:break-before="page"/>
      <style:text-properties fo:font-variant="normal" fo:text-transform="none" fo:color="#000000" style:text-line-through-style="none" style:font-name="Liberation Serif" fo:font-size="18pt" fo:letter-spacing="normal"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17"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style:font-size-asian="14pt" style:font-style-asian="normal" style:font-size-complex="14pt" style:font-style-complex="normal"/>
    </style:style>
    <style:style style:name="P18" style:family="paragraph" style:parent-style-name="Text_20_body">
      <style:paragraph-properties fo:text-align="start" style:justify-single-word="false"/>
      <style:text-properties style:font-name="Liberation Serif"/>
    </style:style>
    <style:style style:name="P19" style:family="paragraph" style:parent-style-name="Text_20_body">
      <style:paragraph-properties fo:line-height="130%" fo:padding="0cm" fo:border="none"/>
      <style:text-properties style:font-name="Lucida Grande" fo:font-size="9.75pt" fo:background-color="#fbfcfd"/>
    </style:style>
    <style:style style:name="P20" style:family="paragraph" style:parent-style-name="Text_20_body">
      <style:paragraph-properties fo:line-height="130%" fo:padding="0cm" fo:border="none"/>
      <style:text-properties style:font-name="Liberation Serif" fo:font-size="14pt" fo:background-color="#fbfcfd" style:font-size-asian="14pt" style:font-size-complex="14pt"/>
    </style:style>
    <style:style style:name="P21" style:family="paragraph" style:parent-style-name="Text_20_body">
      <style:paragraph-properties fo:line-height="100%" fo:padding="0cm" fo:border="none"/>
      <style:text-properties style:font-name="Liberation Serif" fo:font-size="14pt" fo:background-color="#fbfcfd" style:font-size-asian="14pt" style:font-size-complex="14pt"/>
    </style:style>
    <style:style style:name="P22" style:family="paragraph" style:parent-style-name="Text_20_body">
      <style:paragraph-properties fo:margin-top="0cm" fo:margin-bottom="0cm" fo:line-height="100%" fo:padding="0cm" fo:border="none"/>
      <style:text-properties style:font-name="Liberation Serif" fo:font-size="14pt" fo:background-color="#fbfcfd" style:font-size-asian="14pt" style:font-size-complex="14pt"/>
    </style:style>
    <style:style style:name="P23" style:family="paragraph" style:parent-style-name="Table_20_Contents">
      <style:text-properties fo:font-size="2pt" style:font-size-asian="2pt" style:font-size-complex="2pt"/>
    </style:style>
    <style:style style:name="P24" style:family="paragraph" style:parent-style-name="Table_20_Contents">
      <style:text-properties fo:color="#602020" fo:font-weight="bold"/>
    </style:style>
    <style:style style:name="P25" style:family="paragraph" style:parent-style-name="Table_20_Contents">
      <style:text-properties fo:color="#602020" style:font-name="Liberation Serif" fo:font-weight="bold"/>
    </style:style>
    <style:style style:name="P26" style:family="paragraph" style:parent-style-name="Table_20_Contents">
      <style:text-properties style:font-name="Liberation Serif"/>
    </style:style>
    <style:style style:name="P27" style:family="paragraph" style:parent-style-name="Table_20_Contents">
      <style:text-properties style:font-name="Liberation Serif" fo:font-size="2pt" style:font-size-asian="2pt" style:font-size-complex="2pt"/>
    </style:style>
    <style:style style:name="P28" style:family="paragraph" style:parent-style-name="Table_20_Contents">
      <style:paragraph-properties fo:margin-left="0.159cm" fo:margin-right="0cm" fo:text-indent="0cm" style:auto-text-indent="false"/>
    </style:style>
    <style:style style:name="P29" style:family="paragraph" style:parent-style-name="nwcTitle">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30" style:family="paragraph" style:parent-style-name="nwcTitle">
      <style:paragraph-properties fo:margin-top="0cm" fo:margin-bottom="0cm" fo:text-align="start" style:justify-single-word="false"/>
      <style:text-properties style:font-name="Liberation Serif" fo:font-size="10pt" fo:font-weight="normal" style:font-size-asian="10pt" style:font-weight-asian="normal" style:font-size-complex="10pt" style:font-weight-complex="normal"/>
    </style:style>
    <style:style style:name="P31"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32" style:family="paragraph" style:parent-style-name="nwcTitle">
      <style:paragraph-properties fo:margin-top="0cm" fo:margin-bottom="0cm" fo:text-align="start" style:justify-single-word="false"/>
      <style:text-properties style:font-name="FreeMono" fo:font-size="14pt" fo:font-weight="normal" style:font-size-asian="14pt" style:font-weight-asian="normal" style:font-size-complex="14pt" style:font-weight-complex="normal"/>
    </style:style>
    <style:style style:name="P33" style:family="paragraph" style:parent-style-name="nwcTitle">
      <style:text-properties style:font-name="FreeMono"/>
    </style:style>
    <style:style style:name="P34" style:family="paragraph" style:parent-style-name="nwcTitle">
      <style:paragraph-properties fo:text-align="start" style:justify-single-word="false"/>
      <style:text-properties style:font-name="FreeMono" fo:font-size="14pt" fo:font-weight="normal" style:font-size-asian="12.25pt" style:font-weight-asian="normal" style:font-size-complex="14pt" style:font-weight-complex="normal"/>
    </style:style>
    <style:style style:name="P35" style:family="paragraph" style:parent-style-name="nwcTitle">
      <style:text-properties style:font-name="Liberation Serif"/>
    </style:style>
    <style:style style:name="P36" style:family="paragraph" style:parent-style-name="nwcTitle">
      <style:paragraph-properties fo:text-align="start" style:justify-single-word="false"/>
      <style:text-properties style:font-name="Liberation Serif" fo:font-size="14pt" fo:font-weight="normal" style:font-size-asian="12.25pt" style:font-weight-asian="normal" style:font-size-complex="14pt" style:font-weight-complex="normal"/>
    </style:style>
    <style:style style:name="P37" style:family="paragraph" style:parent-style-name="nwcTitle">
      <style:paragraph-properties fo:break-before="page"/>
      <style:text-properties style:font-name="FreeMono"/>
    </style:style>
    <style:style style:name="P38" style:family="paragraph" style:parent-style-name="nwcText">
      <style:text-properties style:font-name="Liberation Serif"/>
    </style:style>
    <style:style style:name="P39" style:family="paragraph" style:parent-style-name="nwcText">
      <style:paragraph-properties fo:break-before="page"/>
      <style:text-properties style:font-name="FreeMono"/>
    </style:style>
    <style:style style:name="P40" style:family="paragraph" style:parent-style-name="nwcCode">
      <style:text-properties style:font-name="FreeMono"/>
    </style:style>
    <style:style style:name="P41" style:family="paragraph" style:parent-style-name="nwcCode">
      <style:paragraph-properties fo:text-align="start" style:justify-single-word="false"/>
      <style:text-properties style:font-name="FreeMono" fo:font-size="14pt" fo:font-weight="normal" style:font-size-asian="12.25pt" style:font-weight-asian="normal" style:font-size-complex="14pt" style:font-weight-complex="normal"/>
    </style:style>
    <style:style style:name="P42"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43" style:family="paragraph" style:parent-style-name="Preformatted_20_Text">
      <style:paragraph-properties fo:margin-top="0cm" fo:margin-bottom="0cm" fo:text-align="center" style:justify-single-word="false" fo:orphans="2" fo:widows="2" fo:padding="0cm" fo:border="none"/>
      <style:text-properties style:font-name="FreeMono" fo:font-size="18pt" fo:font-weight="bold" style:font-size-asian="18pt" style:font-weight-asian="bold" style:font-size-complex="18pt" style:font-weight-complex="bold"/>
    </style:style>
    <style:style style:name="P44"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45"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style:font-size-asian="14pt" style:font-size-complex="14pt"/>
    </style:style>
    <style:style style:name="P46" style:family="paragraph" style:parent-style-name="Preformatted_20_Text">
      <style:paragraph-properties fo:margin-top="0cm" fo:margin-bottom="0cm" fo:text-align="center" style:justify-single-word="false" fo:orphans="2" fo:widows="2" fo:padding="0cm" fo:border="none"/>
      <style:text-properties fo:font-variant="normal" fo:text-transform="none" fo:color="#333333" style:font-name="Liberation Serif" fo:font-size="18pt" fo:letter-spacing="normal" fo:font-style="normal" fo:font-weight="bold" style:font-size-asian="18pt" style:font-weight-asian="bold" style:font-size-complex="18pt" style:font-weight-complex="bold"/>
    </style:style>
    <style:style style:name="P47" style:family="paragraph" style:parent-style-name="Preformatted_20_Text">
      <style:paragraph-properties fo:margin-top="0cm" fo:margin-bottom="0cm" fo:orphans="2" fo:widows="2" fo:padding="0cm" fo:border="none"/>
      <style:text-properties style:font-name="Liberation Serif" fo:font-size="14pt" style:font-size-asian="14pt" style:font-size-complex="14pt"/>
    </style:style>
    <style:style style:name="P48" style:family="paragraph" style:parent-style-name="Preformatted_20_Text">
      <style:paragraph-properties fo:margin-top="0cm" fo:margin-bottom="0cm" fo:text-align="start" style:justify-single-word="false" fo:orphans="2" fo:widows="2" fo:padding="0cm" fo:border="none"/>
      <style:text-properties style:font-name="Liberation Serif" fo:font-size="14pt" fo:font-weight="normal" style:font-size-asian="12.25pt" style:font-weight-asian="normal" style:font-size-complex="14pt" style:font-weight-complex="normal"/>
    </style:style>
    <style:style style:name="P49" style:family="paragraph" style:parent-style-name="Preformatted_20_Text">
      <style:paragraph-properties fo:margin-top="0cm" fo:margin-bottom="0cm" fo:orphans="2" fo:widows="2" fo:padding="0cm" fo:border="none"/>
      <style:text-properties style:font-name="Liberation Serif" fo:font-size="12pt" style:font-size-asian="12pt" style:font-size-complex="12pt"/>
    </style:style>
    <style:style style:name="P50" style:family="paragraph" style:parent-style-name="Preformatted_20_Text">
      <style:paragraph-properties fo:margin-top="0cm" fo:margin-bottom="0cm" fo:text-align="start" style:justify-single-word="false" fo:break-before="page"/>
      <style:text-properties style:font-name="Liberation Serif" fo:font-size="14pt" style:font-size-asian="14pt" style:font-size-complex="14pt"/>
    </style:style>
    <style:style style:name="P51" style:family="paragraph" style:parent-style-name="Preformatted_20_Text">
      <style:paragraph-properties fo:margin-top="0cm" fo:margin-bottom="0cm" fo:orphans="2" fo:widows="2" fo:break-before="page"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52" style:family="paragraph" style:parent-style-name="List_20_Heading">
      <style:paragraph-properties fo:line-height="130%" fo:padding="0cm" fo:border="none"/>
      <style:text-properties style:font-name="Liberation Serif" fo:font-size="14pt" fo:font-weight="bold" fo:background-color="#fbfcfd" style:font-size-asian="14pt" style:font-size-complex="14pt"/>
    </style:style>
    <style:style style:name="P53" style:family="paragraph" style:parent-style-name="List_20_Heading">
      <style:paragraph-properties fo:line-height="100%" fo:padding="0cm" fo:border="none"/>
      <style:text-properties style:font-name="Liberation Serif" fo:font-size="14pt" fo:font-weight="bold" fo:background-color="#fbfcfd" style:font-size-asian="14pt" style:font-size-complex="14pt"/>
    </style:style>
    <style:style style:name="P54" style:family="paragraph" style:parent-style-name="List_20_Contents">
      <style:paragraph-properties fo:margin-top="0cm" fo:margin-bottom="0.499cm" fo:line-height="130%" fo:padding="0cm" fo:border="none"/>
      <style:text-properties style:font-name="Liberation Serif" fo:font-size="14pt" fo:background-color="#fbfcfd" style:font-size-asian="14pt" style:font-size-complex="14pt"/>
    </style:style>
    <style:style style:name="P55" style:family="paragraph" style:parent-style-name="List_20_Contents">
      <style:paragraph-properties fo:margin-top="0cm" fo:margin-bottom="0.499cm" fo:line-height="100%" fo:padding="0cm" fo:border="none"/>
      <style:text-properties style:font-name="Liberation Serif" fo:font-size="14pt" fo:background-color="#fbfcfd" style:font-size-asian="14pt" style:font-size-complex="14pt"/>
    </style:style>
    <style:style style:name="T1" style:family="text">
      <style:text-properties fo:font-style="normal" fo:font-weight="normal"/>
    </style:style>
    <style:style style:name="T2" style:family="text">
      <style:text-properties fo:font-style="normal" style:font-style-asian="normal" style:font-style-complex="normal"/>
    </style:style>
    <style:style style:name="T3" style:family="text">
      <style:text-properties style:text-line-through-style="none" style:text-underline-style="none" fo:font-weight="normal" style:text-blinking="false" fo:background-color="transparent"/>
    </style:style>
    <style:style style:name="T4" style:family="text">
      <style:text-properties style:text-line-through-style="none" style:text-underline-style="none" fo:font-weight="normal" style:text-blinking="false" fo:background-color="#ffffff"/>
    </style:style>
    <style:style style:name="T5" style:family="text">
      <style:text-properties fo:color="#4665a2" style:text-line-through-style="none" style:text-underline-style="none" fo:font-weight="bold" style:text-blinking="false"/>
    </style:style>
    <style:style style:name="T6" style:family="text">
      <style:text-properties fo:color="#4665a2" style:text-line-through-style="none" style:font-name="Liberation Serif" style:text-underline-style="none" fo:font-weight="bold" style:text-blinking="false"/>
    </style:style>
    <style:style style:name="T7" style:family="text">
      <style:text-properties fo:font-weight="bold"/>
    </style:style>
    <style:style style:name="T8" style:family="text">
      <style:text-properties fo:font-variant="normal" fo:text-transform="none" fo:color="#602020" fo:font-style="normal"/>
    </style:style>
    <style:style style:name="T9" style:family="text">
      <style:text-properties fo:font-variant="normal" fo:text-transform="none" fo:color="#602020" style:font-name="Liberation Serif" fo:font-style="normal"/>
    </style:style>
    <style:style style:name="T10" style:family="text">
      <style:text-properties fo:color="#602020"/>
    </style:style>
    <style:style style:name="T11" style:family="text">
      <style:text-properties fo:color="#602020" style:font-name="Liberation Serif"/>
    </style:style>
    <style:style style:name="T12" style:family="text">
      <style:text-properties style:font-name="FreeMono"/>
    </style:style>
    <style:style style:name="T13" style:family="text">
      <style:text-properties style:font-name="Liberation Serif"/>
    </style:style>
    <style:style style:name="T14" style:family="text">
      <style:text-properties style:font-name="Liberation Serif" fo:font-weight="bold"/>
    </style:style>
    <style:style style:name="T1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Пояснительная записка</text:p>
      <text:p text:style-name="P3">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8">выполнил: Гусев М.С. </text:p>
            <text:p text:style-name="P7">группа : 03-527</text:p>
            <text:p text:style-name="P7"/>
            <text:p text:style-name="P7">принял: доц. каф. 304, к.т.н. Новиков П. В. </text:p>
          </table:table-cell>
        </table:table-row>
      </table:table>
      <text:p text:style-name="P1"/>
      <text:p text:style-name="P1"/>
      <text:p text:style-name="P1"/>
      <text:p text:style-name="P1"/>
      <text:p text:style-name="P1"/>
      <text:p text:style-name="P1"/>
      <text:p text:style-name="P1">Москва 2011</text:p>
      <text:p text:style-name="P16"><text:bookmark text:name="internal-source-marker_0.6174247835297137"/>Исходные данные к работе</text:p>
      <text:p text:style-name="P17"><text:span text:style-name="T3"><text:s text:c="2"/>Библиотека предназначена для исполнения в posix совместимом окружении на машинах архитектуры sparc v8, sparc v9, i386, </text:span><text:span text:style-name="T4">x86-64</text:span><text:span text:style-name="T3">, обеспечивая унифицированный вывод информации пригодной для автоматизированной интерпретации результатов и принятия решения об успешном выполнении теста. Библиотека должна предоставлять интерфейс для использования с языком C. Язык реализации C (соответствие специфкации C99).</text:span></text:p>
      <text:p text:style-name="P18"/>
      <text:p text:style-name="P14"/>
      <text:p text:style-name="P15">Техническое описание</text:p>
      <text:p text:style-name="P29"/>
      <text:p text:style-name="P29"><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29"/>
      <text:p text:style-name="P29">ВВЕДЕНИЕ </text:p>
      <text:p text:style-name="P29"/>
      <text:p text:style-name="P29">Библиотека условно может быть разделена на 4 частей: </text:p>
      <text:p text:style-name="P29"><text:s text:c="4"/>1. Функции настройки поведения библиотеки </text:p>
      <text:p text:style-name="P29"><text:s text:c="4"/>2. Функции чтения параметров </text:p>
      <text:p text:style-name="P29"><text:s text:c="4"/>3. Функции вывода результатов </text:p>
      <text:p text:style-name="P29"><text:s text:c="4"/>4. Сообщения об ошибках </text:p>
      <text:p text:style-name="P29"/>
      <text:p text:style-name="P29"/>
      <text:p text:style-name="P29">СОГЛАШЕНИЕ О ИМЕНОВАНИИ </text:p>
      <text:p text:style-name="P29"/>
      <text:p text:style-name="P29"><text:s text:c="2"/>Все функции предназначенные для экспорта из библиотеки должны </text:p>
      <text:p text:style-name="P29">начинаться с префикса tio за которым следует имя функции начинающее с </text:p>
      <text:p text:style-name="P29">прописной буквы. Все переменные и типы данных начинаются с tio_. </text:p>
      <text:p text:style-name="P29"/>
      <text:p text:style-name="P29">СОСТОЯНИЯ БИБЛИОТЕКИ </text:p>
      <text:p text:style-name="P29"/>
      <text:p text:style-name="P29"><text:s text:c="2"/>Библиотека сходна по своей структуре с конечным автоматом. Ее </text:p>
      <text:p text:style-name="P29">состоянием можно управлять при помощи изменения переменных состояния. </text:p>
      <text:p text:style-name="P29">функция tioSetStat(tio_status Status) установки состояния библиотеки </text:p>
      <text:p text:style-name="P29">принимает в качестве параметра код состояния, а возвращает текущее </text:p>
      <text:p text:style-name="P29">состояние. В случае если состояние установлено возвращается 1. 0 </text:p>
      <text:p text:style-name="P29">возвращается если состояние не установлено. При ошибке возвращается </text:p>
      <text:p text:style-name="P29">отрицательное значение. Значение кода ошибки в библиотеки можно </text:p>
      <text:p text:style-name="P29">получить при помощи вызова tioGetError. Для получения значения </text:p>
      <text:p text:style-name="P29">состояния используется функция tioGetStatus(tio_status Status), она </text:p>
      <text:p text:style-name="P29">возвращает текущее состояние, подобно функции tioSetStatus. </text:p>
      <text:p text:style-name="P29"/>
      <text:p text:style-name="P29">ФУНКЦИЯ long tioGetVersion(void) </text:p>
      <text:p text:style-name="P29">Функция возвращает число содержащее текущую версию библиотеки. </text:p>
      <text:p text:style-name="P29"/>
      <text:p text:style-name="P29"/>
      <text:p text:style-name="P29">ПОТОКИ ВЫВОДА </text:p>
      <text:p text:style-name="P29"/>
      <text:p text:style-name="P29"><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29"><text:soft-page-break/><text:s text:c="2"/></text:p>
      <text:p text:style-name="P29"><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29"/>
      <text:p text:style-name="P29">МЕХАНИЗМ ВОЗВРАТА ОШИБОК </text:p>
      <text:p text:style-name="P29"><text:s text:c="3"/></text:p>
      <text:p text:style-name="P29"><text:s text:c="2"/>Все экспортируемые функции обязательно возвращают значения. </text:p>
      <text:p text:style-name="P29"/>
      <text:p text:style-name="P29"><text:s text:c="2"/>Функции которые могут не возвращать значений возвращают целочисленное значение соответствующее коду возврата из функции. </text:p>
      <text:p text:style-name="P29"/>
      <text:p text:style-name="P29"><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29"/>
      <text:p text:style-name="P29"><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29"/>
      <text:p text:style-name="P29"><text:s text:c="2"/>Все функции, за исключением функции инициализации и функций аварийного завершения, должны вернуть управление основному потоку программы. </text:p>
      <text:p text:style-name="P29"/>
      <text:p text:style-name="P29">ФОРМАТИРОВАНИЕ СТРОКИ ВЫВОДА </text:p>
      <text:p text:style-name="P29"/>
      <text:p text:style-name="P29">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29"/>
      <text:p text:style-name="P30"><text:tab/><text:span text:style-name="T12"> +--------+----------------------------------------+ </text:span></text:p>
      <text:p text:style-name="P31"><text:tab/> | Символ |Описание типа <text:s text:c="26"/>| </text:p>
      <text:p text:style-name="P31"><text:tab/> +--------+----------------------------------------+ </text:p>
      <text:p text:style-name="P31"><text:tab/> |c <text:s text:c="6"/>|Символ ( char ) <text:s text:c="24"/>| </text:p>
      <text:p text:style-name="P31"><text:tab/> +--------+----------------------------------------+ </text:p>
      <text:p text:style-name="P31"><text:tab/> |d | i <text:s text:c="2"/>|Целое число в десятичной форма ( long ) | </text:p>
      <text:p text:style-name="P31"><text:tab/> +--------+----------------------------------------+ </text:p>
      <text:p text:style-name="P31"><text:tab/> |e <text:s text:c="6"/>|Число с мантиссой для чисел с плавающей | </text:p>
      <text:p text:style-name="P31"><text:tab/> | <text:s text:c="7"/>|запятой ( double ) <text:s text:c="21"/>| </text:p>
      <text:p text:style-name="P31"><text:tab/> +--------+----------------------------------------+ </text:p>
      <text:p text:style-name="P31"><text:tab/> |f <text:s text:c="6"/>|Число с плавающей точкой ( double ) <text:s text:c="4"/>| </text:p>
      <text:p text:style-name="P31"><text:tab/> +--------+----------------------------------------+ </text:p>
      <text:p text:style-name="P31"><text:tab/> |o <text:s text:c="6"/>|Целое число в восьмеричном представлении| </text:p>
      <text:p text:style-name="P31"><text:soft-page-break/><text:tab/> | <text:s text:c="7"/>|( long ) <text:s text:c="31"/>| </text:p>
      <text:p text:style-name="P31"><text:tab/> +--------+----------------------------------------+ </text:p>
      <text:p text:style-name="P31"><text:tab/> |s <text:s text:c="6"/>|Строка завершающаяся нулем ( char* ) <text:s text:c="4"/>| </text:p>
      <text:p text:style-name="P31"><text:tab/> +--------+----------------------------------------+ </text:p>
      <text:p text:style-name="P31"><text:tab/> |x <text:s text:c="6"/>|Без знаковое шестнадцатеричное <text:s text:c="9"/>| </text:p>
      <text:p text:style-name="P31"><text:tab/> | <text:s text:c="7"/>|представления ( long ) <text:s text:c="17"/>| </text:p>
      <text:p text:style-name="P31"><text:tab/> +--------+----------------------------------------+ </text:p>
      <text:p text:style-name="P31"><text:tab/> |X <text:s text:c="6"/>|Без знаковое шестнадцатеричное <text:s text:c="9"/>| </text:p>
      <text:p text:style-name="P31"><text:tab/> | <text:s text:c="7"/>|представления с буквами в верхнем <text:s text:c="6"/>| </text:p>
      <text:p text:style-name="P31"><text:tab/> | <text:s text:c="7"/>|регистре ( long ) <text:s text:c="22"/>| </text:p>
      <text:p text:style-name="P31"><text:tab/> +--------+----------------------------------------+ </text:p>
      <text:p text:style-name="P29"/>
      <text:p text:style-name="P29">Для вывода символа % используется последовательность %%. </text:p>
      <text:p text:style-name="P29"/>
      <text:p text:style-name="P29">ФУНКЦИИ ИНИЦИАЛИЗАЦИИ БИБЛИОТЕКИ </text:p>
      <text:p text:style-name="P29"/>
      <text:p text:style-name="P29"><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29"/>
      <text:p text:style-name="P29">int tioInit(const char* version, const char* help, </text:p>
      <text:p text:style-name="P29"><text:s text:c="4"/><text:tab/> <text:s text:c="6"/>const tio_param _param[], int argc, char *argv[]); </text:p>
      <text:p text:style-name="P29"/>
      <text:p text:style-name="P29"><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29"><text:s text:c="3"/>1. версия теста </text:p>
      <text:p text:style-name="P29"><text:s text:c="3"/>2. короткое описание назначения теста </text:p>
      <text:p text:style-name="P29"><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29"><text:s text:c="3"/>4. количество аргументов командной строки </text:p>
      <text:p text:style-name="P29"><text:s text:c="3"/>5. список аргументов командной строки </text:p>
      <text:p text:style-name="P29"/>
      <text:p text:style-name="P29">tio_param представляет собой структуру вида: </text:p>
      <text:p text:style-name="P29"/>
      <text:p text:style-name="P29">typedef struct _tio_param </text:p>
      <text:p text:style-name="P29">{ </text:p>
      <text:p text:style-name="P29"><text:tab/>char *key; </text:p>
      <text:p text:style-name="P29"><text:tab/>char *name; </text:p>
      <text:p text:style-name="P29"><text:tab/>char* description; </text:p>
      <text:p text:style-name="P29">} tio_param; </text:p>
      <text:p text:style-name="P29"><text:soft-page-break/></text:p>
      <text:p text:style-name="P29"><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29"/>
      <text:p text:style-name="P29"><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29"/>
      <text:p text:style-name="P29"><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29"/>
      <text:p text:style-name="P29"><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29"/>
      <text:p text:style-name="P29"><text:s text:c="2"/>Символ '-' перед именем ключа состоящего из одной буквы означает что этот ключ длинный (начинается с двух знаков - а не с одного). </text:p>
      <text:p text:style-name="P29"/>
      <text:p text:style-name="P29"><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29"/>
      <text:p text:style-name="P29">ПОЛУЧЕНИЕ ПАРАМЕТРОВ </text:p>
      <text:p text:style-name="P29"/>
      <text:p text:style-name="P29"><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29"/>
      <text:p text:style-name="P31"><text:s text:c="2"/>+---------+------------------------------------------------------+ </text:p>
      <text:p text:style-name="P31"><text:s text:c="2"/>|TESUC <text:s text:c="3"/>| <text:s/>успешное завершение ( 0 ) <text:s text:c="26"/>| </text:p>
      <text:p text:style-name="P31"><text:s text:c="2"/>+---------+------------------------------------------------------+ </text:p>
      <text:p text:style-name="P31"><text:s text:c="2"/>|TENOPAR <text:s/>| <text:s/>параметр не зарегистрирован при инициализации <text:s text:c="6"/>| </text:p>
      <text:p text:style-name="P31"><text:s text:c="2"/>| <text:s text:c="8"/>| <text:s/>библиотеки <text:s text:c="41"/>| </text:p>
      <text:p text:style-name="P31"><text:s text:c="2"/>+---------+------------------------------------------------------+ </text:p>
      <text:p text:style-name="P31"><text:s text:c="2"/>|TEINCTYPE| <text:s/>Параметр не может быть приведен к запрошенному типу | </text:p>
      <text:p text:style-name="P31"><text:s text:c="2"/>+---------+------------------------------------------------------+ </text:p>
      <text:p text:style-name="P31"><text:s text:c="2"/>|TENOTSET | <text:s/>параметр не передан при вызове приложения. <text:s text:c="9"/>| </text:p>
      <text:p text:style-name="P31"><text:s text:c="2"/>+---------+------------------------------------------------------+ </text:p>
      <text:p text:style-name="P31"><text:s text:c="2"/>|TENES <text:s text:c="3"/>| <text:s/>размер буфера недостаточно велик для помещения <text:s text:c="5"/>| </text:p>
      <text:p text:style-name="P31"><text:s text:c="2"/>| <text:s text:c="8"/>| <text:s/>параметра <text:s text:c="42"/>| </text:p>
      <text:p text:style-name="P31"><text:soft-page-break/><text:s text:c="2"/>+---------+------------------------------------------------------+ </text:p>
      <text:p text:style-name="P31"><text:s text:c="2"/>|TEFAILL <text:s/>| <text:s/>Отказ по непонятным причинам <text:s text:c="23"/>| </text:p>
      <text:p text:style-name="P31"><text:s text:c="2"/>+---------+------------------------------------------------------+ </text:p>
      <text:p text:style-name="P29"/>
      <text:p text:style-name="P29"/>
      <text:p text:style-name="P29"/>
      <text:p text:style-name="P29"><text:s text:c="2"/>ФУНКЦИИ tioGetS И tioGetDefS </text:p>
      <text:p text:style-name="P29"/>
      <text:p text:style-name="P29">int tioGetS(const char* name, char* buff, const size_t buff_len); </text:p>
      <text:p text:style-name="P29">int tioGetDefS(const char* name, const char* default, char* buff, const size_t buff_len); </text:p>
      <text:p text:style-name="P29"/>
      <text:p text:style-name="P29"><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29"/>
      <text:p text:style-name="P29"><text:s text:c="2"/>При возникновении любой из ошибок функция tioGetS заносит в буфер buff заносится строка из одного нулевого символа. </text:p>
      <text:p text:style-name="P29"/>
      <text:p text:style-name="P29"><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29"/>
      <text:p text:style-name="P29">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29"/>
      <text:p text:style-name="P29">В случае успешного выполнения, функция возвращает значение TESUC. </text:p>
      <text:p text:style-name="P29"/>
      <text:p text:style-name="P29"><text:s text:c="2"/>ФУНКЦИИ tioGetL И tioGetDefL </text:p>
      <text:p text:style-name="P29"/>
      <text:p text:style-name="P29">long tioGetL(const char* name); </text:p>
      <text:p text:style-name="P29">long tioGetDefL(const char* name, const long default); </text:p>
      <text:p text:style-name="P29"/>
      <text:p text:style-name="P29">Функции возвращают целое число, переданное в программу с параметром name.</text:p>
      <text:p text:style-name="P29"/>
      <text:p text:style-name="P29">Функция tioGetL в случае ошибки возвращает LONG_MAX. Код ошибки может быть получен при помощи вызова tioGetError. Возможные ошибки: TENOTSET и TEINCTYPE. </text:p>
      <text:p text:style-name="P29"/>
      <text:p text:style-name="P29">Функция tioGetDefL в случае невозможности вернуть значение переданное пользователем возвращает значение default. </text:p>
      <text:p text:style-name="P29"><text:soft-page-break/></text:p>
      <text:p text:style-name="P29"><text:s text:c="2"/>ФУНКЦИИ tioGetC И tioGetDefC </text:p>
      <text:p text:style-name="P29"/>
      <text:p text:style-name="P29">unsigned char tioGetC(const char* name); </text:p>
      <text:p text:style-name="P29">unsigned char tioGetDefC(const char* name, const unsigned char default); </text:p>
      <text:p text:style-name="P29"/>
      <text:p text:style-name="P29">Функции возвращают целое число, переданное в программу с параметром name. </text:p>
      <text:p text:style-name="P29"/>
      <text:p text:style-name="P29">Функция tioGetC в случае ошибки возвращает UCHAR_MAX. Код ошибки может быть получен при помощи вызова tioGetError. Возможные ошибки: TENOTSET и TEINCTYPE. </text:p>
      <text:p text:style-name="P29"/>
      <text:p text:style-name="P29">Функция tioGetDefC в случае невозможности вернуть значение переданное пользователем возвращает значение default. </text:p>
      <text:p text:style-name="P29"/>
      <text:p text:style-name="P29"><text:s text:c="2"/>ФУНКЦИИ tioGetD И tioGetDefD </text:p>
      <text:p text:style-name="P29"/>
      <text:p text:style-name="P29">double tioGetD(const char* name); </text:p>
      <text:p text:style-name="P29">double tioGetDefD(const char* name, const double default); </text:p>
      <text:p text:style-name="P29"/>
      <text:p text:style-name="P29">Функции возвращают число с плавающей запятой, переданное в программу с параметром name. </text:p>
      <text:p text:style-name="P29"/>
      <text:p text:style-name="P29">Функция tioGetD в случае ошибки возвращает DBL_MAX. Код ошибки может быть получен при помощи вызова tioGetError. Возможные ошибки: TENOTSET и TEINCTYPE. </text:p>
      <text:p text:style-name="P29"/>
      <text:p text:style-name="P29">Функция tioGetDefD в случае невозможности вернуть значение переданное пользователем возвращает значение default. </text:p>
      <text:p text:style-name="P29"/>
      <text:p text:style-name="P29">ФУНКЦИИ РАБОТЫ С ОШИБКАМИ </text:p>
      <text:p text:style-name="P29"/>
      <text:p text:style-name="P29">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29"/>
      <text:p text:style-name="P29">Функции tioError и tioErrorF предназначены для вывода сообщения об ошибке в поток ошибок. Их прототипы: </text:p>
      <text:p text:style-name="P29"/>
      <text:p text:style-name="P29">int tioError(const char* message); </text:p>
      <text:p text:style-name="P29">int tioErrorF(const char* format, ... ); </text:p>
      <text:p text:style-name="P29"/>
      <text:p text:style-name="P29">Функция tioError передает в поток ошибок текст message. </text:p>
      <text:p text:style-name="P29"/>
      <text:p text:style-name="P29"><text:soft-page-break/>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29"/>
      <text:p text:style-name="P29">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29"/>
      <text:p text:style-name="P29">void tioDie(int status, const char* message); </text:p>
      <text:p text:style-name="P29"/>
      <text:p text:style-name="P29">Данная функция никогда не возвращает управление после своего вызова. </text:p>
      <text:p text:style-name="P29"/>
      <text:p text:style-name="P29">В случае если в качестве значения status предан ноль, то код возвращаемый приложением будет -1. <text:s/>Параметр message может быть равен NULL. </text:p>
      <text:p text:style-name="P29"/>
      <text:p text:style-name="P29">ФУНКЦИИ ОТЛАДКИ И ПОТОКА ПРЕДУПРЕЖДЕНИЙ </text:p>
      <text:p text:style-name="P29"/>
      <text:p text:style-name="P29"><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29"/>
      <text:p text:style-name="P29">int tioDebug(const char* message); </text:p>
      <text:p text:style-name="P29">int tioDebugF(const char* template,... ); </text:p>
      <text:p text:style-name="P29"><text:s/></text:p>
      <text:p text:style-name="P29"><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29"/>
      <text:p text:style-name="P29"><text:s text:c="2"/>Отличительной чертой данного вывода является отсутствие буферизации на нем. </text:p>
      <text:p text:style-name="P29"/>
      <text:p text:style-name="P29">Дополнительная информация о формате шаблонов смотри выше в разделе Форматирование вывода. </text:p>
      <text:p text:style-name="P29"/>
      <text:p text:style-name="P29">Для работы с потоком предупреждений предусмотрены так-же две функции. </text:p>
      <text:p text:style-name="P29"/>
      <text:p text:style-name="P29">int tioWarning(const char* message); </text:p>
      <text:p text:style-name="P29">int tioWarningF(const char* format, ... ); </text:p>
      <text:p text:style-name="P29"/>
      <text:p text:style-name="P29"><text:s text:c="2"/>Функции размещают строку message или форматированную строку format в потоке предупреждений. </text:p>
      <text:p text:style-name="P29"/>
      <text:p text:style-name="P29">ФУНКЦИИ ВЫВОДА </text:p>
      <text:p text:style-name="P29"/>
      <text:p text:style-name="P29">Функции вывода делятся на три типа: функции строчного вывода, функции <text:soft-page-break/>структурированного вывода и функции вывода таблиц. </text:p>
      <text:p text:style-name="P29"/>
      <text:p text:style-name="P29">Функции строчного вывода представлены двумя функциями: </text:p>
      <text:p text:style-name="P29"/>
      <text:p text:style-name="P29">int tioPrint(const char* messge); </text:p>
      <text:p text:style-name="P29">int tioPrintF(const char* template, ... ); </text:p>
      <text:p text:style-name="P29"/>
      <text:p text:style-name="P29"><text:s text:c="2"/>Функции размещают в потоке вывода сообщение message или форматированное сообщение по шаблону template. </text:p>
      <text:p text:style-name="P29"/>
      <text:p text:style-name="P29">ФУНКЦИИ ТАБЛИЧНОГО ВЫВОДА </text:p>
      <text:p text:style-name="P29"/>
      <text:p text:style-name="P29">Функции табличного вывода предназначены для вывода информации структура полей которой может быть четко описана по числу полей. </text:p>
      <text:p text:style-name="P29"/>
      <text:p text:style-name="P29">Для работой с табличной формой представления определено следующее семейство функций: </text:p>
      <text:p text:style-name="P29"/>
      <text:p text:style-name="P29">int tioTableBegin(const char* format, ... ) </text:p>
      <text:p text:style-name="P29">int tioTableEnd(); </text:p>
      <text:p text:style-name="P29">int tioTableRecord(int num; ... ); </text:p>
      <text:p text:style-name="P29"/>
      <text:p text:style-name="P29">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29"/>
      <text:p text:style-name="P29">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29"/>
      <text:p text:style-name="P29">Содержимое таблицы размещается в потоке вывода лишь в момент вызова tioTableEnd. </text:p>
      <text:p text:style-name="P29"/>
      <text:p text:style-name="P29">СТРУКТУРИРОВАННЫЙ ВЫВОД </text:p>
      <text:p text:style-name="P29"/>
      <text:p text:style-name="P29">Под структурированным выводом понимается вывод данных для каждого из значений которых может быть определено некое имя. </text:p>
      <text:p text:style-name="P29"/>
      <text:p text:style-name="P29"><text:soft-page-break/>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структур. </text:p>
      <text:p text:style-name="P29"/>
      <text:p text:style-name="P29">Для определения структуры используется функция tioStructDefine: </text:p>
      <text:p text:style-name="P29"/>
      <text:p text:style-name="P29">int tioStructDefine(const char* template, ... ); </text:p>
      <text:p text:style-name="P29"/>
      <text:p text:style-name="P29">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29"/>
      <text:p text:style-name="P29"><text:s text:c="7"/><text:span text:style-name="T12"><text:s text:c="3"/><text:tab/> <text:s/>+-----------+------------------------------+ </text:span></text:p>
      <text:p text:style-name="P32"><text:s text:c="11"/>|TESUC <text:s text:c="5"/>| Успешное выполнение функции <text:s/>| </text:p>
      <text:p text:style-name="P32"><text:s text:c="11"/>+-----------+------------------------------+ </text:p>
      <text:p text:style-name="P32"><text:s text:c="11"/>|TENOFREEID | Нет свободного идентификатора| </text:p>
      <text:p text:style-name="P32"><text:s text:c="11"/>+-----------+------------------------------+ </text:p>
      <text:p text:style-name="P32"><text:s text:c="11"/>|TEINVAL <text:s text:c="3"/>| Неверные параметры функции <text:s text:c="2"/>| </text:p>
      <text:p text:style-name="P32"><text:s text:c="11"/>+-----------+------------------------------+ </text:p>
      <text:p text:style-name="P32"><text:s text:c="11"/>|TEFAIL <text:s text:c="4"/>| Отказ по непонятным причинам | </text:p>
      <text:p text:style-name="P32"><text:s text:c="11"/>+-----------+------------------------------+ </text:p>
      <text:p text:style-name="P29"/>
      <text:p text:style-name="P29"/>
      <text:p text:style-name="P29">Код возвращаемых функций присваивается этой структуре. В дальнейшем он будет использоваться в качестве идентификатора структуры. </text:p>
      <text:p text:style-name="P29"/>
      <text:p text:style-name="P29">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29"/>
      <text:p text:style-name="P29">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29"/>
      <text:p text:style-name="P29">Функция возвращает целое число, равное нулю при удачном завершении и коду ошибки в противном случае. </text:p>
      <text:p text:style-name="P29"/>
      <text:p text:style-name="P29"/>
      <text:p text:style-name="P29">Прототип функции: </text:p>
      <text:p text:style-name="P29"><text:soft-page-break/></text:p>
      <text:p text:style-name="P29">int tioStrucView(const int StructID, const char* format); </text:p>
      <text:p text:style-name="P29">где StructID идентификатор структуры полученный от tioStructDefine. </text:p>
      <text:p text:style-name="P29"/>
      <text:p text:style-name="P29"/>
      <text:p text:style-name="P29">Функцией для вывода структурированных данных является функция </text:p>
      <text:p text:style-name="P29"/>
      <text:p text:style-name="P29">int tioStructPrint(int StructID,...); </text:p>
      <text:p text:style-name="P29">Которая принимает в качестве параметров идентификатор структуры и список аргументов - полей структуры.</text:p>
      <text:p text:style-name="P50"/>
      <text:p text:style-name="P46">Сборка библиотеки</text:p>
      <text:p text:style-name="P47"/>
      <text:p text:style-name="P44">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47"/>
      <text:p text:style-name="P45"><text:s/><text:span text:style-name="T1">* Autoconf 2.61 </text:span></text:p>
      <text:p text:style-name="P45"><text:s/><text:span text:style-name="T1">* libc</text:span></text:p>
      <text:p text:style-name="P45"><text:s/><text:span text:style-name="T1">* gcc или другой компилятор</text:span></text:p>
      <text:p text:style-name="P45"><text:s/><text:span text:style-name="T1">* ar (для статической сборки)</text:span></text:p>
      <text:p text:style-name="P45"><text:s/><text:span text:style-name="T1">* ranlib (для статической сборки)</text:span></text:p>
      <text:p text:style-name="P45"><text:s/><text:span text:style-name="T1">* cp </text:span></text:p>
      <text:p text:style-name="P45"><text:s/><text:span text:style-name="T1">* ln </text:span></text:p>
      <text:p text:style-name="P45"><text:s/><text:span text:style-name="T1">* mkdir с поддержкой опции -p</text:span></text:p>
      <text:p text:style-name="P45"><text:s/><text:span text:style-name="T1">* Mercurial ( Опционально, для экспорта )</text:span></text:p>
      <text:p text:style-name="P45"><text:s/><text:span text:style-name="T1">* iconv</text:span></text:p>
      <text:p text:style-name="P45"><text:s/><text:span text:style-name="T1">* tar</text:span></text:p>
      <text:p text:style-name="P45"><text:s/><text:span text:style-name="T1">* gzip</text:span></text:p>
      <text:p text:style-name="P45"><text:s/><text:span text:style-name="T1">* bzip</text:span></text:p>
      <text:p text:style-name="P47"/>
      <text:p text:style-name="P44">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47"/>
      <text:p text:style-name="P44">Сборка состоит из следующих этапов:</text:p>
      <text:p text:style-name="P45"><text:s/><text:span text:style-name="T1">1 Настройка компиляции скриптом configure</text:span></text:p>
      <text:p text:style-name="P45"><text:s/><text:span text:style-name="T1">2 Сборка библиотеки командой make</text:span></text:p>
      <text:p text:style-name="P45"><text:s/><text:span text:style-name="T1">3 Проверка библиотеки командой make check</text:span></text:p>
      <text:p text:style-name="P45"><text:s/><text:span text:style-name="T1">4 Установка библиотеки командой make install</text:span></text:p>
      <text:p text:style-name="P47"/>
      <text:p text:style-name="P44">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47"/>
      <text:p text:style-name="P44">Скрипт конфигурации позволяет настроить параметры библиотеки, <text:s/>опций ее сборки и установки. Ниже приводится список ключей скрипта с описанием их назначения.</text:p>
      <text:p text:style-name="P47"/>
      <text:p text:style-name="P45"><text:s/><text:span text:style-name="T1">* --prefix=&lt;path&gt; путь к корню установки в этом каталоге будут</text:span> <text:span text:style-name="T1">созданы вспомогательные директории lib include и share/doc/</text:span></text:p>
      <text:p text:style-name="P45"><text:s/><text:span text:style-name="T1">* --enable-doc-pdf генерировать и устанавливать документацию в формате PDF</text:span></text:p>
      <text:p text:style-name="P45"><text:soft-page-break/><text:s/><text:span text:style-name="T1">* --enable-doc-deep генерировать документацию для всех функций</text:span> <text:span text:style-name="T1">включая статические</text:span></text:p>
      <text:p text:style-name="P45"><text:s/><text:span text:style-name="T1">* --enable-static генерировать статическую библиотеку</text:span></text:p>
      <text:p text:style-name="P45"><text:s/><text:span text:style-name="T1">* --enable-dynamic генерировать динамические библиотеки</text:span></text:p>
      <text:p text:style-name="P45"><text:s/><text:span text:style-name="T1">* --enable-init-return разрешить выход из функции инициализации - по</text:span> <text:span text:style-name="T1">умолчанию функции инициализации при ошибке не возвращает</text:span> <text:span text:style-name="T1">управления.</text:span></text:p>
      <text:p text:style-name="P45"><text:s/><text:span text:style-name="T1">* --with-locale=&lt;locale&gt; с генерировать текстовые сообщение на</text:span> соответствующей<text:span text:style-name="T1"> локали ( С ru_RU.* )</text:span></text:p>
      <text:p text:style-name="P45"><text:s/><text:span text:style-name="T1">* --disable-debug запретить вывод отладочной информации</text:span></text:p>
      <text:p text:style-name="P47"/>
      <text:p text:style-name="P44">Пример: Настройка библиотеки только со статической линковкой для</text:p>
      <text:p text:style-name="P44">использование на машине с локалью ru - KOI8-R:</text:p>
      <text:p text:style-name="P47"/>
      <text:p text:style-name="P45"><text:s/><text:span text:style-name="T1">$ ./configure --enable-static=yes <text:s/>--enable-dynamic=no <text:s text:c="9"/>\</text:span></text:p>
      <text:p text:style-name="P45"><text:s text:c="3"/><text:span text:style-name="T1">--with-locale=ru_RU.KOI8-R </text:span></text:p>
      <text:p text:style-name="P47"/>
      <text:p text:style-name="P44">После успешного выполнения скрипта запуска можно перейти</text:p>
      <text:p text:style-name="P44">непосредственно к сборке. Сборка производиться запуском утилиты make без параметров из корневой директории исходных кодов программы. </text:p>
      <text:p text:style-name="P45"><text:s/></text:p>
      <text:p text:style-name="P45"><text:s/><text:span text:style-name="T1">$ make</text:span></text:p>
      <text:p text:style-name="P47"/>
      <text:p text:style-name="P44">После выполнения сборки необходимо выполнить проверку выполнив команду </text:p>
      <text:p text:style-name="P45"><text:s/></text:p>
      <text:p text:style-name="P45"><text:s/><text:span text:style-name="T1">$ make check </text:span></text:p>
      <text:p text:style-name="P47"/>
      <text:p text:style-name="P44">В результате <text:s/>выполнения этой команды вы увидите сообщение:</text:p>
      <text:p text:style-name="P45"><text:s text:c="2"/><text:span text:style-name="T1">(TS): All tests PASS</text:span></text:p>
      <text:p text:style-name="P44">Если такое сообщение не получено, а получено сообщение </text:p>
      <text:p text:style-name="P45"><text:s text:c="2"/><text:span text:style-name="T1">(TS): All tests FAIL</text:span></text:p>
      <text:p text:style-name="P44">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47"/>
      <text:p text:style-name="P44">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47"/>
      <text:p text:style-name="P45"><text:s/><text:span text:style-name="T1"># make install</text:span></text:p>
      <text:p text:style-name="P47"/>
      <text:p text:style-name="P44">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47"/>
      <text:p text:style-name="P45"><text:s/><text:span text:style-name="T1"># make install-doc</text:span></text:p>
      <text:p text:style-name="P47"><text:soft-page-break/></text:p>
      <text:p text:style-name="P44">ДОПОЛНИТЕЛЬНЫЕ ЦЕЛИ make</text:p>
      <text:p text:style-name="P47"/>
      <text:p text:style-name="P44">Помимо перечисленных выше целей существует ряд вспомогательных целей 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45"><text:s/></text:p>
      <text:p text:style-name="P45"><text:s/><text:span text:style-name="T1">* deinstall - цель полностью удаляет установленную версию библиотеки</text:span></text:p>
      <text:p text:style-name="P45"><text:s/><text:span text:style-name="T1">* clean - удаление объектных и вспомогательных файлов</text:span></text:p>
      <text:p text:style-name="P45"><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45"><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45"><text:s/><text:span text:style-name="T1">* dist-bz2 - то-же что и dist-gzip, но создает архивы формата tar.bz2</text:span></text:p>
      <text:p text:style-name="P45"><text:s/><text:span text:style-name="T1">* docs - генерация документации с размещением ее в каталоге Docs</text:span></text:p>
      <text:p text:style-name="P45"><text:s/><text:span text:style-name="T1">* tests - сборка программ используемых при тестировании библиотеки.</text:span></text:p>
      <text:p text:style-name="P51">ИСПОЛЬЗОВАНИЕ БИБЛИОТЕКИ</text:p>
      <text:p text:style-name="P47"/>
      <text:p text:style-name="P44">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47"/>
      <text:p text:style-name="P45"><text:s/><text:span text:style-name="T1">* libtio.so.&lt;version&gt; динамическая библиотека (создается по умолчанию)</text:span></text:p>
      <text:p text:style-name="P45"><text:s/><text:span text:style-name="T1">* libtio.so ссылка на динамическую библиотек</text:span></text:p>
      <text:p text:style-name="P45"><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45"><text:s text:c="3"/><text:span text:style-name="T1">--enable-static).</text:span></text:p>
      <text:p text:style-name="P45"><text:s/><text:span text:style-name="T1">* tio.h</text:span></text:p>
      <text:p text:style-name="P45"><text:s/><text:span text:style-name="T1">* tioerror.h</text:span></text:p>
      <text:p text:style-name="P45"><text:s/><text:span text:style-name="T1">* tioexit.h</text:span></text:p>
      <text:p text:style-name="P45"><text:s/><text:span text:style-name="T1">* utf.h</text:span></text:p>
      <text:p text:style-name="P49"/>
      <text:p text:style-name="P44">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6"/>
      <text:p text:style-name="P6"/>
      <text:p text:style-name="P43">Некоторые функции из библиотеки</text:p>
      <text:p text:style-name="P43"/>
      <text:p text:style-name="P48">ФУНКЦИИ ТАБЛИЧНОГО ВЫВОДА</text:p>
      <text:p text:style-name="P43"/>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8"><text:span text:style-name="T7">void* </text:span><text:span text:style-name="T5">tioTableBegin</text:span></text:p>
          </table:table-cell>
          <table:table-cell table:style-name="Таблица1.A1" office:value-type="string">
            <text:p text:style-name="Table_20_Contents">(</text:p>
          </table:table-cell>
          <table:table-cell table:style-name="Таблица1.A1" office:value-type="string">
            <text:p text:style-name="Table_20_Contents"><text:span text:style-name="T13">const</text:span> char * </text:p>
          </table:table-cell>
          <table:table-cell table:style-name="Таблица1.A1" office:value-type="string">
            <text:p text:style-name="Table_20_Contents"><text:span text:style-name="Emphasis"><text:span text:style-name="T8">format</text:span></text:span><text:span text:style-name="T10">,</text:span></text:p>
          </table:table-cell>
        </table:table-row>
        <table:table-row>
          <table:table-cell table:style-name="Таблица1.A1" office:value-type="string">
            <text:p text:style-name="P23"/>
          </table:table-cell>
          <table:table-cell table:style-name="Таблица1.A1" office:value-type="string">
            <text:p text:style-name="P23"/>
          </table:table-cell>
          <table:table-cell table:style-name="Таблица1.A1" office:value-type="string">
            <text:p text:style-name="Table_20_Contents"> </text:p>
          </table:table-cell>
          <table:table-cell table:style-name="Таблица1.A1" office:value-type="string">
            <text:p text:style-name="Table_20_Contents"><text:span text:style-name="Emphasis"><text:span text:style-name="T8">...</text:span></text:span><text:span text:style-name="T10"> </text:span></text:p>
          </table:table-cell>
        </table:table-row>
        <table:table-row>
          <table:table-cell table:style-name="Таблица1.A1" office:value-type="string">
            <text:p text:style-name="P23"/>
          </table:table-cell>
          <table:table-cell table:style-name="Таблица1.A1" office:value-type="string">
            <text:p text:style-name="Table_20_Contents">)</text:p>
          </table:table-cell>
          <table:table-cell table:style-name="Таблица1.A1" office:value-type="string">
            <text:p text:style-name="P23"/>
          </table:table-cell>
          <table:table-cell table:style-name="Таблица1.A1" office:value-type="string">
            <text:p text:style-name="P23"/>
          </table:table-cell>
        </table:table-row>
      </table:table>
      <text:p text:style-name="P22"/>
      <text:p text:style-name="P22">Функция отвечает за инициализацию таблицы и назначение ей заголовков. Также в данной функции определяются типы данных передаваемых в последующем аргументов.</text:p>
      <text:p text:style-name="P22"/>
      <text:p text:style-name="P52">Аргументы:</text:p>
      <table:table table:name="Таблица2" table:style-name="Таблица2">
        <table:table-column table:style-name="Таблица2.A"/>
        <table:table-column table:style-name="Таблица2.B"/>
        <table:table-row>
          <table:table-cell table:style-name="Таблица2.A1" office:value-type="string">
            <text:p text:style-name="P24">format</text:p>
          </table:table-cell>
          <table:table-cell table:style-name="Таблица2.A1" office:value-type="string">
            <text:p text:style-name="P26">Cтрока, содержащая имена заголовков. Имена заголовков пишутся слитно и разделены знаком "&amp;". В случае если знак "&amp;" встречается в имени заголовка следует использовать сочетание "&amp;&amp;".</text:p>
          </table:table-cell>
        </table:table-row>
        <table:table-row>
          <table:table-cell table:style-name="Таблица2.A1" office:value-type="string">
            <text:p text:style-name="P24">...</text:p>
          </table:table-cell>
          <table:table-cell table:style-name="Таблица2.A1" office:value-type="string">
            <text:p text:style-name="P26">Второй и последующие аргументы - коды типов данных.</text:p>
          </table:table-cell>
        </table:table-row>
      </table:table>
      <text:p text:style-name="P19"/>
      <text:p text:style-name="P20">Существующие коды: '1' - char '2' - double '3' - long '4' - string</text:p>
      <text:p text:style-name="P52">Возвращает:</text:p>
      <text:p text:style-name="P54">В случае успешного выполнения функция возращает указатель на void*, по которому размещаются данные инициализации таблицы. В противнов <text:soft-page-break/>случае NULL.</text:p>
      <text:p text:style-name="P6"/>
      <text:p text:style-name="P33"/>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8"><text:span text:style-name="T14">void* </text:span><text:span text:style-name="T6">tioTableRecord</text:span></text:p>
          </table:table-cell>
          <table:table-cell table:style-name="Таблица3.A1" office:value-type="string">
            <text:p text:style-name="P26">(</text:p>
          </table:table-cell>
          <table:table-cell table:style-name="Таблица3.A1" office:value-type="string">
            <text:p text:style-name="P26">void * </text:p>
          </table:table-cell>
          <table:table-cell table:style-name="Таблица3.A1" office:value-type="string">
            <text:p text:style-name="Table_20_Contents"><text:span text:style-name="Emphasis"><text:span text:style-name="T9">td</text:span></text:span><text:span text:style-name="T11">,</text:span></text:p>
          </table:table-cell>
        </table:table-row>
        <table:table-row>
          <table:table-cell table:style-name="Таблица3.A1" office:value-type="string">
            <text:p text:style-name="P27"/>
          </table:table-cell>
          <table:table-cell table:style-name="Таблица3.A1" office:value-type="string">
            <text:p text:style-name="P27"/>
          </table:table-cell>
          <table:table-cell table:style-name="Таблица3.A1" office:value-type="string">
            <text:p text:style-name="P26"> </text:p>
          </table:table-cell>
          <table:table-cell table:style-name="Таблица3.A1" office:value-type="string">
            <text:p text:style-name="Table_20_Contents"><text:span text:style-name="Emphasis"><text:span text:style-name="T9">...</text:span></text:span><text:span text:style-name="T11"> </text:span></text:p>
          </table:table-cell>
        </table:table-row>
        <table:table-row>
          <table:table-cell table:style-name="Таблица3.A1" office:value-type="string">
            <text:p text:style-name="P27"/>
          </table:table-cell>
          <table:table-cell table:style-name="Таблица3.A1" office:value-type="string">
            <text:p text:style-name="P26">)</text:p>
          </table:table-cell>
          <table:table-cell table:style-name="Таблица3.A1" office:value-type="string">
            <text:p text:style-name="P27"/>
          </table:table-cell>
          <table:table-cell table:style-name="Таблица3.A1" office:value-type="string">
            <text:p text:style-name="P27"/>
          </table:table-cell>
        </table:table-row>
      </table:table>
      <text:p text:style-name="P21"/>
      <text:p text:style-name="P21">Функция отвечает за ввод данных в таблицу (один вызов функции добавляет в таблицу одну строку).</text:p>
      <text:p text:style-name="P21"/>
      <text:p text:style-name="P53">Аргументы:</text:p>
      <table:table table:name="Таблица4" table:style-name="Таблица4">
        <table:table-column table:style-name="Таблица4.A"/>
        <table:table-column table:style-name="Таблица4.B"/>
        <table:table-row>
          <table:table-cell table:style-name="Таблица4.A1" office:value-type="string">
            <text:p text:style-name="P25">td</text:p>
          </table:table-cell>
          <table:table-cell table:style-name="Таблица4.A1" office:value-type="string">
            <text:p text:style-name="P26">Указатель, возращаемый функцией tioTableBegin.</text:p>
          </table:table-cell>
        </table:table-row>
        <table:table-row>
          <table:table-cell table:style-name="Таблица4.A1" office:value-type="string">
            <text:p text:style-name="P25">...</text:p>
          </table:table-cell>
          <table:table-cell table:style-name="Таблица4.A1" office:value-type="string">
            <text:p text:style-name="P26">Данные, которые нужно занести в очередную строку таблицы.</text:p>
          </table:table-cell>
        </table:table-row>
      </table:table>
      <text:p text:style-name="P52"/>
      <text:p text:style-name="P52">Возвращает:</text:p>
      <text:p text:style-name="P55">В случае успешного выполнения функция возращает указатель на void*, по которому размещаются данные таблицы. В противнов случае NULL.</text:p>
      <text:p text:style-name="P35"/>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B"/>
        <table:table-column table:style-name="Таблица5.F"/>
        <table:table-row>
          <table:table-cell table:style-name="Таблица5.A1" office:value-type="string">
            <text:p text:style-name="P28"><text:span text:style-name="T14">int </text:span><text:span text:style-name="T6">tioTableEnd</text:span></text:p>
          </table:table-cell>
          <table:table-cell table:style-name="Таблица5.A1" office:value-type="string">
            <text:p text:style-name="P26">(</text:p>
          </table:table-cell>
          <table:table-cell table:style-name="Таблица5.A1" office:value-type="string">
            <text:p text:style-name="P26">void * </text:p>
          </table:table-cell>
          <table:table-cell table:style-name="Таблица5.A1" office:value-type="string">
            <text:p text:style-name="Table_20_Contents"><text:span text:style-name="Emphasis"><text:span text:style-name="T9">td</text:span></text:span></text:p>
          </table:table-cell>
          <table:table-cell table:style-name="Таблица5.A1" office:value-type="string">
            <text:p text:style-name="P26">)</text:p>
          </table:table-cell>
          <table:table-cell table:style-name="Таблица5.A1" office:value-type="string">
            <text:p text:style-name="P27"/>
          </table:table-cell>
        </table:table-row>
      </table:table>
      <text:p text:style-name="P20"/>
      <text:p text:style-name="P20">Функция отвечает за вывод таблицы.</text:p>
      <text:p text:style-name="P52">Аргументы:</text:p>
      <table:table table:name="Таблица6" table:style-name="Таблица6">
        <table:table-column table:style-name="Таблица6.A"/>
        <table:table-column table:style-name="Таблица6.B"/>
        <table:table-row>
          <table:table-cell table:style-name="Таблица6.A1" office:value-type="string">
            <text:p text:style-name="P25">td</text:p>
          </table:table-cell>
          <table:table-cell table:style-name="Таблица6.A1" office:value-type="string">
            <text:p text:style-name="P26">Указатель, возращаемый функцией tioTableRecord.</text:p>
          </table:table-cell>
        </table:table-row>
      </table:table>
      <text:p text:style-name="P52"/>
      <text:p text:style-name="P52">Возвращает:</text:p>
      <text:p text:style-name="P54">0 в случае успешного завершения. 1 в случае ошибки.</text:p>
      <text:p text:style-name="P36">КОД ЭТОГО СЕМЕЙСТВА ФУНКЦИЙ</text:p>
      <text:p text:style-name="P38">Файл tioTableBegin.c:</text:p>
      <text:p text:style-name="P11">#include &lt;stdio.h&gt; </text:p>
      <text:p text:style-name="P11">#include &lt;string.h&gt; </text:p>
      <text:p text:style-name="P11">#include &lt;stdlib.h&gt; </text:p>
      <text:p text:style-name="P11">#include &lt;stdarg.h&gt; </text:p>
      <text:p text:style-name="P11"/>
      <text:p text:style-name="P11">#include &lt;tiotb.h&gt; <text:s text:c="9"/>/*My header*/ </text:p>
      <text:p text:style-name="P11"/>
      <text:p text:style-name="P11">/*Table initialization*/ </text:p>
      <text:p text:style-name="P11">void* tioTableBegin( const char* format, <text:s/>... ) </text:p>
      <text:p text:style-name="P11">{ </text:p>
      <text:p text:style-name="P11"><text:s text:c="4"/>va_list ap; </text:p>
      <text:p text:style-name="P11"><text:soft-page-break/><text:s text:c="4"/>int i; </text:p>
      <text:p text:style-name="P11"><text:s text:c="4"/>int jj; </text:p>
      <text:p text:style-name="P11"><text:s text:c="4"/>int j; </text:p>
      <text:p text:style-name="P11"><text:s text:c="4"/>struct inform *datTab; </text:p>
      <text:p text:style-name="P11"><text:s text:c="4"/>void *extPointer; </text:p>
      <text:p text:style-name="P11"/>
      <text:p text:style-name="P11"><text:s text:c="4"/>va_start( ap, format ); </text:p>
      <text:p text:style-name="P11"/>
      <text:p text:style-name="P11"><text:s text:c="4"/>/*Allocating memory for datTab structure*/ </text:p>
      <text:p text:style-name="P11"><text:s text:c="4"/>if( (datTab = (struct inform*) calloc( 1, sizeof(struct inform)) ) == NULL ) </text:p>
      <text:p text:style-name="P11"><text:s text:c="4"/>{ </text:p>
      <text:p text:style-name="P11"><text:s text:c="8"/>fprintf( stderr, "\nError \n" ); </text:p>
      <text:p text:style-name="P11"><text:s text:c="8"/>return NULL; </text:p>
      <text:p text:style-name="P11"><text:s text:c="4"/>} </text:p>
      <text:p text:style-name="P11"/>
      <text:p text:style-name="P11"><text:s text:c="4"/>/*Count the number of columns in a table and calculate the maximum length of the column.*/ </text:p>
      <text:p text:style-name="P11"><text:s text:c="4"/>for( i = 0; format[i] != '\n'; ++i ) </text:p>
      <text:p text:style-name="P11"><text:s text:c="4"/>{ </text:p>
      <text:p text:style-name="P11"><text:s text:c="7"/>++ datTab-&gt;countLetter; </text:p>
      <text:p text:style-name="P11"><text:s text:c="8"/>if( (format[i] == '&amp;') &amp;&amp; (format[i+1]) != '&amp;') </text:p>
      <text:p text:style-name="P11"><text:s text:c="12"/>++ datTab-&gt;countColum; </text:p>
      <text:p text:style-name="P11"><text:s text:c="4"/>} </text:p>
      <text:p text:style-name="P11"/>
      <text:p text:style-name="P11"><text:s text:c="4"/>printf("Count of letter %d.\nCount of colum %d.\n", datTab-&gt;countLetter, </text:p>
      <text:p text:style-name="P11"><text:s text:c="12"/>datTab-&gt;countColum ); </text:p>
      <text:p text:style-name="P11"/>
      <text:p text:style-name="P11"><text:s text:c="4"/>/*Allocating memory for cap*/ </text:p>
      <text:p text:style-name="P11"><text:s text:c="4"/>if( (datTab-&gt;cap = (char**) calloc(datTab-&gt;countColum , sizeof(char*))) != NULL ) </text:p>
      <text:p text:style-name="P11"><text:s text:c="4"/>{ </text:p>
      <text:p text:style-name="P11"><text:s text:c="8"/>for( i = 0; i &lt; datTab-&gt;countColum ; ++ i) </text:p>
      <text:p text:style-name="P11"><text:s text:c="8"/>{ </text:p>
      <text:p text:style-name="P11"><text:s text:c="12"/>if( (datTab-&gt;cap[i] = (char*) calloc(datTab-&gt;countLetter, sizeof(char))) == NULL ) </text:p>
      <text:p text:style-name="P11"><text:s text:c="12"/>{ </text:p>
      <text:p text:style-name="P11"><text:s text:c="16"/>printf(" error datTab-&gt;cap[%d][]\n",i); </text:p>
      <text:p text:style-name="P11"><text:s text:c="16"/>return NULL; </text:p>
      <text:p text:style-name="P11"><text:s text:c="12"/>} </text:p>
      <text:p text:style-name="P11"><text:s text:c="8"/>} </text:p>
      <text:p text:style-name="P11"><text:s text:c="4"/>} </text:p>
      <text:p text:style-name="P11"><text:s text:c="4"/>else </text:p>
      <text:p text:style-name="P11"><text:s text:c="4"/>{ </text:p>
      <text:p text:style-name="P11"><text:s text:c="8"/>printf("\nerror\n"); </text:p>
      <text:p text:style-name="P11"><text:s text:c="8"/>return NULL; </text:p>
      <text:p text:style-name="P11"><text:s text:c="4"/>} </text:p>
      <text:p text:style-name="P11"/>
      <text:p text:style-name="P11"/>
      <text:p text:style-name="P11"><text:s text:c="4"/>/*Allocating memory for datTab-&gt;bufType*/ </text:p>
      <text:p text:style-name="P11"><text:s text:c="4"/>if( (datTab-&gt;bufType = (int*) calloc(datTab-&gt;countColum, sizeof(int))) == NULL ) </text:p>
      <text:p text:style-name="P11"><text:s text:c="4"/>{ </text:p>
      <text:p text:style-name="P11"><text:s text:c="8"/>printf("\nerror *datTab-&gt;bufType\n"); </text:p>
      <text:p text:style-name="P11"><text:s text:c="8"/>return NULL; </text:p>
      <text:p text:style-name="P11"><text:s text:c="4"/>} </text:p>
      <text:p text:style-name="P11"/>
      <text:p text:style-name="P11"><text:s text:c="4"/>printf("\n"); </text:p>
      <text:p text:style-name="P11"/>
      <text:p text:style-name="P11"><text:s text:c="4"/>/*Allocating memory for pointer to the head of list*/ </text:p>
      <text:p text:style-name="P11"><text:s text:c="4"/>if( (datTab-&gt;head = (cl *) malloc( sizeof(cl))) == NULL ) </text:p>
      <text:p text:style-name="P11"><text:s text:c="4"/>{ </text:p>
      <text:p text:style-name="P11"><text:s text:c="8"/>printf("\nError ptr\n"); </text:p>
      <text:p text:style-name="P11"><text:s text:c="8"/>return NULL; </text:p>
      <text:p text:style-name="P11"><text:s text:c="4"/>} </text:p>
      <text:p text:style-name="P11"/>
      <text:p text:style-name="P11"><text:s text:c="4"/>datTab-&gt;ptr = datTab-&gt;head; </text:p>
      <text:p text:style-name="P11"><text:soft-page-break/><text:s text:c="4"/>datTab-&gt;ptr-&gt;n = NULL; </text:p>
      <text:p text:style-name="P11"/>
      <text:p text:style-name="P11"><text:s text:c="4"/>/*Allocating memory for ptr-&gt;s*/ <text:s text:c="3"/></text:p>
      <text:p text:style-name="P11"><text:s text:c="4"/>if( (datTab-&gt;ptr-&gt;s = (void **) calloc(datTab-&gt;countColum, sizeof(void *))) == NULL ) </text:p>
      <text:p text:style-name="P11"><text:s text:c="4"/>{ </text:p>
      <text:p text:style-name="P11"><text:s text:c="8"/>printf("\nError ptr-&gt;s\n"); </text:p>
      <text:p text:style-name="P11"><text:s text:c="8"/>return NULL; </text:p>
      <text:p text:style-name="P11"><text:s text:c="4"/>} </text:p>
      <text:p text:style-name="P11"/>
      <text:p text:style-name="P11"><text:s text:c="4"/>/*Writing data types to the buffer*/ </text:p>
      <text:p text:style-name="P11"><text:s text:c="4"/>printf ("Data types: "); </text:p>
      <text:p text:style-name="P11"><text:s text:c="4"/>for ( i = 0; i &lt; datTab-&gt;countColum; ++ i ) </text:p>
      <text:p text:style-name="P11"><text:s text:c="4"/>{ </text:p>
      <text:p text:style-name="P11"><text:s text:c="8"/>datTab-&gt;bufType[i] = va_arg(ap, int); </text:p>
      <text:p text:style-name="P11"><text:s text:c="8"/>printf("%i", datTab-&gt;bufType[i]); </text:p>
      <text:p text:style-name="P11"><text:s text:c="4"/>} </text:p>
      <text:p text:style-name="P11"/>
      <text:p text:style-name="P11"><text:s text:c="4"/>printf("\n"); </text:p>
      <text:p text:style-name="P11"/>
      <text:p text:style-name="P11"><text:s text:c="4"/>/*Определяем имена колонок*/ </text:p>
      <text:p text:style-name="P11"><text:s text:c="4"/>jj = 0; </text:p>
      <text:p text:style-name="P11"><text:s text:c="4"/>for ( i = 0; i &lt; datTab-&gt;countColum; ++ i ) </text:p>
      <text:p text:style-name="P11"><text:s text:c="4"/>{ </text:p>
      <text:p text:style-name="P11"><text:s text:c="8"/>j = 0; </text:p>
      <text:p text:style-name="P11"><text:s text:c="8"/>while( (format[jj] != '&amp;') &amp;&amp; (format[jj] != '\n') ) </text:p>
      <text:p text:style-name="P11"><text:s text:c="8"/>{ </text:p>
      <text:p text:style-name="P11"><text:s text:c="12"/>datTab-&gt;cap[i][j] = format[jj]; </text:p>
      <text:p text:style-name="P11"><text:s text:c="12"/>if ( (format[jj+1] == '&amp;') &amp;&amp; (format[jj+2] == '&amp;') <text:s/>) </text:p>
      <text:p text:style-name="P11"><text:s text:c="12"/>{ </text:p>
      <text:p text:style-name="P11"><text:s text:c="16"/>datTab-&gt;cap[i][j+1] = '&amp;'; </text:p>
      <text:p text:style-name="P11"><text:s text:c="16"/>++j; </text:p>
      <text:p text:style-name="P11"><text:s text:c="16"/>jj = jj + 2; </text:p>
      <text:p text:style-name="P11"><text:s text:c="12"/>} </text:p>
      <text:p text:style-name="P11"><text:s text:c="12"/>++j; </text:p>
      <text:p text:style-name="P11"><text:s text:c="12"/>++jj; </text:p>
      <text:p text:style-name="P11"><text:s text:c="8"/>} </text:p>
      <text:p text:style-name="P11"><text:s text:c="8"/>++jj; </text:p>
      <text:p text:style-name="P11"><text:s text:c="4"/>} </text:p>
      <text:p text:style-name="P11"><text:s text:c="4"/>/* Вывод на экран содержимое datTab.cap[i][j], в котором содержатся названия колонок */ </text:p>
      <text:p text:style-name="P11"><text:s text:c="4"/>for( i = 0; i &lt; datTab-&gt;countColum; ++i ) </text:p>
      <text:p text:style-name="P11"><text:s text:c="4"/>{ </text:p>
      <text:p text:style-name="P11"><text:s text:c="8"/>printf("%s", datTab-&gt;cap[i]); </text:p>
      <text:p text:style-name="P11"><text:s text:c="8"/>printf("\n"); </text:p>
      <text:p text:style-name="P11"><text:s text:c="4"/>} </text:p>
      <text:p text:style-name="P11"/>
      <text:p text:style-name="P11"><text:s text:c="4"/>va_end( ap ); </text:p>
      <text:p text:style-name="P11"/>
      <text:p text:style-name="P11"><text:s text:c="4"/>extPointer = (void *) datTab; </text:p>
      <text:p text:style-name="P11"><text:s text:c="4"/>return extPointer; </text:p>
      <text:p text:style-name="P11">} </text:p>
      <text:p text:style-name="P5"/>
      <text:p text:style-name="P11">void *tioTableRecord( void *td, int num, ... <text:s/>) </text:p>
      <text:p text:style-name="P11">{ </text:p>
      <text:p text:style-name="P11"><text:s text:c="4"/>va_list ap; </text:p>
      <text:p text:style-name="P11"><text:s text:c="4"/>struct inform *datTab; </text:p>
      <text:p text:style-name="P11"><text:s text:c="4"/>int i; </text:p>
      <text:p text:style-name="P11"><text:s text:c="4"/>char ch; </text:p>
      <text:p text:style-name="P11"><text:s text:c="4"/>double dbd; </text:p>
      <text:p text:style-name="P11"><text:s text:c="4"/>long ln; </text:p>
      <text:p text:style-name="P11"><text:s text:c="4"/>char* strn; </text:p>
      <text:p text:style-name="P11"><text:s text:c="4"/>void *extPointer; </text:p>
      <text:p text:style-name="P11"/>
      <text:p text:style-name="P11"/>
      <text:p text:style-name="P11"><text:s text:c="4"/>va_start( ap, num ); </text:p>
      <text:p text:style-name="P11"><text:s text:c="4"/></text:p>
      <text:p text:style-name="P11"><text:s text:c="4"/>datTab = (struct inform *) td; </text:p>
      <text:p text:style-name="P11"><text:s text:c="4"/>for( i = 0; i &lt; datTab-&gt;countColum; ++ i ) </text:p>
      <text:p text:style-name="P11"><text:s text:c="4"/>{ </text:p>
      <text:p text:style-name="P11"><text:s text:c="8"/></text:p>
      <text:p text:style-name="P11"><text:s text:c="8"/>switch( datTab-&gt;bufType[i] ) </text:p>
      <text:p text:style-name="P11"><text:s text:c="8"/>{ </text:p>
      <text:p text:style-name="P11"><text:s text:c="8"/>case 1: </text:p>
      <text:p text:style-name="P11"><text:s text:c="12"/>ch = (char) va_arg( ap, int); </text:p>
      <text:p text:style-name="P11"><text:s text:c="12"/>datTab-&gt;ptr-&gt;s[i] = calloc(1, sizeof(char)); </text:p>
      <text:p text:style-name="P11"><text:s text:c="12"/>*(char *)datTab-&gt;ptr-&gt;s[i] = <text:s/>ch; </text:p>
      <text:p text:style-name="P11"><text:s text:c="12"/>printf("char %c /added\n", *(char *)datTab-&gt;ptr-&gt;s[i]); </text:p>
      <text:p text:style-name="P11"><text:s text:c="12"/>break; </text:p>
      <text:p text:style-name="P11"><text:s text:c="8"/>case 2: </text:p>
      <text:p text:style-name="P11"><text:s text:c="12"/>dbd = <text:s/>va_arg( ap, double); </text:p>
      <text:p text:style-name="P11"/>
      <text:p text:style-name="P11"><text:s text:c="12"/>datTab-&gt;ptr-&gt;s[i] = malloc(sizeof(double)); </text:p>
      <text:p text:style-name="P11"><text:s text:c="12"/>*(double *)datTab-&gt;ptr-&gt;s[i] = dbd; </text:p>
      <text:p text:style-name="P11"><text:s text:c="12"/>printf("double %f /added\n", *(double *)datTab-&gt;ptr-&gt;s[i]); </text:p>
      <text:p text:style-name="P11"/>
      <text:p text:style-name="P11"><text:s text:c="12"/>break; </text:p>
      <text:p text:style-name="P11"><text:s text:c="8"/>case 3: </text:p>
      <text:p text:style-name="P11"><text:s text:c="12"/>ln = <text:s/>va_arg( ap, long); </text:p>
      <text:p text:style-name="P11"><text:s text:c="12"/>datTab-&gt;ptr-&gt;s[i] = calloc(1, sizeof(long)); </text:p>
      <text:p text:style-name="P11"><text:s text:c="12"/>*(long *)datTab-&gt;ptr-&gt;s[i] = ln; </text:p>
      <text:p text:style-name="P11"><text:s text:c="12"/>printf("long %ld /added\n", *(long *)datTab-&gt;ptr-&gt;s[i]); </text:p>
      <text:p text:style-name="P11"><text:s text:c="12"/>break; </text:p>
      <text:p text:style-name="P11"><text:s text:c="8"/>case 4: </text:p>
      <text:p text:style-name="P11"><text:s text:c="12"/>strn = va_arg( ap, char *); </text:p>
      <text:p text:style-name="P11"><text:s text:c="12"/>datTab-&gt;ptr-&gt;s[i]=(char *)calloc(strlen(strn) + 1, sizeof(char)); <text:s/></text:p>
      <text:p text:style-name="P11"><text:s text:c="12"/>strcpy ((char *)datTab-&gt;ptr-&gt;s[i],strn); </text:p>
      <text:p text:style-name="P11"><text:s text:c="12"/>printf("string %s /added\n", <text:s/>(char *) datTab-&gt;ptr-&gt;s[i]); </text:p>
      <text:p text:style-name="P11"><text:s text:c="12"/>break; </text:p>
      <text:p text:style-name="P11"><text:s text:c="8"/>default: </text:p>
      <text:p text:style-name="P11"><text:s text:c="12"/>printf("Неправельный параметр функции tioTableRecord!\n"); </text:p>
      <text:p text:style-name="P11"><text:s text:c="12"/>return NULL; </text:p>
      <text:p text:style-name="P11"><text:s text:c="8"/>} </text:p>
      <text:p text:style-name="P11"><text:s text:c="4"/>} </text:p>
      <text:p text:style-name="P11"/>
      <text:p text:style-name="P11"/>
      <text:p text:style-name="P11"><text:s text:c="4"/>/*Выделение памяти для указателя на голову списка*/ </text:p>
      <text:p text:style-name="P11"><text:s text:c="4"/>if( (datTab-&gt;ptr-&gt;n = (cl*) malloc(sizeof(cl))) == NULL ) </text:p>
      <text:p text:style-name="P11"><text:s text:c="4"/>{ </text:p>
      <text:p text:style-name="P11"><text:s text:c="8"/>printf("Error\n"); </text:p>
      <text:p text:style-name="P11"><text:s text:c="8"/>return NULL; </text:p>
      <text:p text:style-name="P11"><text:s text:c="4"/>} </text:p>
      <text:p text:style-name="P11"><text:s text:c="4"/>datTab-&gt;ptr = datTab-&gt;ptr-&gt;n; </text:p>
      <text:p text:style-name="P11"><text:s text:c="4"/>datTab-&gt;ptr-&gt;n = NULL; </text:p>
      <text:p text:style-name="P11"/>
      <text:p text:style-name="P11"><text:s text:c="4"/>/*Выделяем память для указателя ptr-&gt;s*/ </text:p>
      <text:p text:style-name="P11"><text:s text:c="4"/>if( (datTab-&gt;ptr-&gt;s = (void **) calloc(datTab-&gt;countColum, sizeof(void *))) == NULL ) </text:p>
      <text:p text:style-name="P11"><text:soft-page-break/><text:s text:c="4"/>{ </text:p>
      <text:p text:style-name="P11"><text:s text:c="8"/>printf("\nError ptr-&gt;s\n"); </text:p>
      <text:p text:style-name="P11"><text:s text:c="8"/>return NULL; </text:p>
      <text:p text:style-name="P11"><text:s text:c="4"/>} </text:p>
      <text:p text:style-name="P11"/>
      <text:p text:style-name="P11"><text:s text:c="3"/>va_end(ap); </text:p>
      <text:p text:style-name="P11"/>
      <text:p text:style-name="P11"><text:s text:c="4"/>extPointer = (void *) datTab; </text:p>
      <text:p text:style-name="P11"/>
      <text:p text:style-name="P11"><text:s text:c="4"/>return extPointer; </text:p>
      <text:p text:style-name="P11"/>
      <text:p text:style-name="P11">} </text:p>
      <text:p text:style-name="P11"/>
      <text:p text:style-name="P11">/*Table row*/ </text:p>
      <text:p text:style-name="P11">int tabRow( void **strings, int *bufType, int countColum, int lenColCon ) </text:p>
      <text:p text:style-name="P11">{ </text:p>
      <text:p text:style-name="P11"><text:s text:c="4"/>char ***data; <text:s text:c="18"/>/*Pointer of the table's data*/ </text:p>
      <text:p text:style-name="P11"><text:s text:c="4"/>int *colStr; <text:s text:c="19"/>/*Array of extra lines*/ </text:p>
      <text:p text:style-name="P11"><text:s text:c="4"/>int i; </text:p>
      <text:p text:style-name="P11"><text:s text:c="4"/>int j; </text:p>
      <text:p text:style-name="P11"><text:s text:c="4"/>int max = 0; </text:p>
      <text:p text:style-name="P11"><text:s text:c="4"/>int extraCounter; <text:s text:c="14"/>/*Extra lines counter*/ </text:p>
      <text:p text:style-name="P11"><text:s text:c="4"/>int offset; <text:s text:c="20"/>/*Offset counter*/ </text:p>
      <text:p text:style-name="P11"><text:s text:c="4"/>int strCounter; </text:p>
      <text:p text:style-name="P11"/>
      <text:p text:style-name="P11"><text:s text:c="4"/>/*Allocating memory for colStr*/ </text:p>
      <text:p text:style-name="P11"><text:s text:c="4"/>if( (colStr = (int *) malloc(countColum * sizeof(int))) == NULL ) </text:p>
      <text:p text:style-name="P11"><text:s text:c="4"/>{ </text:p>
      <text:p text:style-name="P11"><text:s text:c="8"/>printf("ERROR!"); </text:p>
      <text:p text:style-name="P11"><text:s text:c="8"/>exit(EXIT_FAILURE); </text:p>
      <text:p text:style-name="P11"><text:s text:c="4"/>} </text:p>
      <text:p text:style-name="P11"/>
      <text:p text:style-name="P11"><text:s text:c="4"/>/*Calculation number of extra lines of the array*/ </text:p>
      <text:p text:style-name="P11"><text:s text:c="4"/>for( i = 0; i &lt; countColum; ++ i ) </text:p>
      <text:p text:style-name="P11"><text:s text:c="4"/>{ </text:p>
      <text:p text:style-name="P11"><text:s text:c="8"/>colStr[i] = strlen( (char *)strings[i] ) / lenColCon; </text:p>
      <text:p text:style-name="P11"><text:s text:c="8"/>if(max &lt; colStr[i]) </text:p>
      <text:p text:style-name="P11"><text:s text:c="12"/>max = colStr[i]; </text:p>
      <text:p text:style-name="P11"><text:s text:c="4"/>} </text:p>
      <text:p text:style-name="P11"/>
      <text:p text:style-name="P11"><text:s text:c="4"/>/*Allocating memory for data*/ </text:p>
      <text:p text:style-name="P11"><text:s text:c="4"/>if((data = (char ***) malloc (countColum * sizeof(char **))) == NULL) </text:p>
      <text:p text:style-name="P11"><text:s text:c="4"/>{ </text:p>
      <text:p text:style-name="P11"><text:s text:c="8"/>printf("ERROR!\n"); </text:p>
      <text:p text:style-name="P11"><text:s text:c="8"/>exit(EXIT_FAILURE); </text:p>
      <text:p text:style-name="P11"><text:s text:c="4"/>} </text:p>
      <text:p text:style-name="P11"><text:s text:c="4"/>for( i = 0; i &lt; countColum; ++ i ) </text:p>
      <text:p text:style-name="P11"><text:s text:c="4"/>{ </text:p>
      <text:p text:style-name="P11"><text:s text:c="8"/>if((data[i] = (char **) malloc ((max + 1) * sizeof(char *))) == NULL) </text:p>
      <text:p text:style-name="P11"><text:s text:c="8"/>{ </text:p>
      <text:p text:style-name="P11"><text:s text:c="12"/>printf("ERROR!\n"); </text:p>
      <text:p text:style-name="P11"><text:s text:c="12"/>exit(EXIT_FAILURE); </text:p>
      <text:p text:style-name="P11"><text:s text:c="8"/>} <text:s text:c="6"/></text:p>
      <text:p text:style-name="P11"><text:s text:c="8"/>else </text:p>
      <text:p text:style-name="P11"><text:s text:c="8"/>{ </text:p>
      <text:p text:style-name="P11"><text:s text:c="12"/>for (j = 0; j &lt; (max + 1); ++ j) </text:p>
      <text:p text:style-name="P11"><text:s text:c="12"/>{ </text:p>
      <text:p text:style-name="P11"><text:s text:c="16"/>if((data[i][j] = (char *) malloc (lenColCon * sizeof(char))) == NULL) </text:p>
      <text:p text:style-name="P11"><text:s text:c="16"/>{ </text:p>
      <text:p text:style-name="P11"><text:s text:c="20"/>printf("ERROR!\n"); </text:p>
      <text:p text:style-name="P11"><text:s text:c="20"/>exit(EXIT_FAILURE); </text:p>
      <text:p text:style-name="P11"><text:s text:c="16"/>} </text:p>
      <text:p text:style-name="P11"><text:s text:c="12"/>} </text:p>
      <text:p text:style-name="P11"><text:s text:c="8"/>} </text:p>
      <text:p text:style-name="P11"><text:s text:c="4"/>} </text:p>
      <text:p text:style-name="P11"><text:soft-page-break/></text:p>
      <text:p text:style-name="P11"><text:s text:c="4"/>/*Partition line*/ </text:p>
      <text:p text:style-name="P11"><text:s text:c="4"/>for(i = 0; i &lt; countColum; ++ i) </text:p>
      <text:p text:style-name="P11"><text:s text:c="4"/>{ </text:p>
      <text:p text:style-name="P11"><text:s text:c="8"/>switch( bufType[i] ) </text:p>
      <text:p text:style-name="P11"><text:s text:c="8"/>{ </text:p>
      <text:p text:style-name="P11"><text:s text:c="8"/>case 1: </text:p>
      <text:p text:style-name="P11"><text:s text:c="12"/>sprintf( data[i][0], "%c",*(char *) strings[i]); </text:p>
      <text:p text:style-name="P11"><text:s text:c="12"/>offset = strlen(data[i][0]); </text:p>
      <text:p text:style-name="P11"><text:s text:c="12"/>/*Insert spaces*/ </text:p>
      <text:p text:style-name="P11"><text:s text:c="12"/>for( offset; offset &lt; (lenColCon - 1); ++ offset) </text:p>
      <text:p text:style-name="P11"><text:s text:c="16"/>data[i][0][offset] = ' '; </text:p>
      <text:p text:style-name="P11"><text:s text:c="12"/>/*Insert spaces*/ </text:p>
      <text:p text:style-name="P11"><text:s text:c="12"/>for(extraCounter = 1; extraCounter &lt; (max + 1); ++ extraCounter) </text:p>
      <text:p text:style-name="P11"><text:s text:c="16"/>for( offset = 0; offset &lt; (lenColCon - 1); ++ offset ) </text:p>
      <text:p text:style-name="P11"><text:s text:c="20"/>data[i][extraCounter][offset] = ' '; <text:s text:c="10"/></text:p>
      <text:p text:style-name="P11"><text:s text:c="12"/>break; </text:p>
      <text:p text:style-name="P11"><text:s text:c="8"/>case 2: </text:p>
      <text:p text:style-name="P11"><text:s text:c="12"/>sprintf( data[i][0], "%.2f",*(double *) strings[i]); </text:p>
      <text:p text:style-name="P11"><text:s text:c="12"/>offset = strlen(data[i][0]); </text:p>
      <text:p text:style-name="P11"><text:s text:c="12"/>/*Insert spaces*/ </text:p>
      <text:p text:style-name="P11"><text:s text:c="12"/>for( offset; offset &lt; (lenColCon - 1); ++ offset) </text:p>
      <text:p text:style-name="P11"><text:s text:c="16"/>data[i][0][offset] = ' '; </text:p>
      <text:p text:style-name="P11"><text:s text:c="12"/>/*Insert spaces*/ </text:p>
      <text:p text:style-name="P11"><text:s text:c="12"/>for(extraCounter = 1; extraCounter &lt; (max + 1); ++ extraCounter) </text:p>
      <text:p text:style-name="P11"><text:s text:c="16"/>for( offset = 0; offset &lt; (lenColCon - 1); ++ offset ) </text:p>
      <text:p text:style-name="P11"><text:s text:c="20"/>data[i][extraCounter][offset] = ' '; </text:p>
      <text:p text:style-name="P11"><text:s text:c="12"/>/*printf("90 string in End = %s\n", (char*)strings[3]);*/ </text:p>
      <text:p text:style-name="P11"><text:s text:c="12"/>break; </text:p>
      <text:p text:style-name="P11"><text:s text:c="8"/>case 3: </text:p>
      <text:p text:style-name="P11"><text:s text:c="12"/>sprintf( data[i][0], "%ld",*(long *) strings[i]); </text:p>
      <text:p text:style-name="P11"><text:s text:c="12"/>offset = strlen(data[i][0]); </text:p>
      <text:p text:style-name="P11"><text:s text:c="12"/>/*Insert spaces*/ </text:p>
      <text:p text:style-name="P11"><text:s text:c="12"/>for( offset; offset &lt; (lenColCon - 1); ++ offset) </text:p>
      <text:p text:style-name="P11"><text:s text:c="16"/>data[i][0][offset] = ' '; </text:p>
      <text:p text:style-name="P11"><text:s text:c="12"/>/*Insert spaces*/ </text:p>
      <text:p text:style-name="P11"><text:s text:c="12"/>for(extraCounter = 1; extraCounter &lt; (max + 1); ++ extraCounter) </text:p>
      <text:p text:style-name="P11"><text:s text:c="16"/>for( offset = 0; offset &lt; (lenColCon - 1); ++ offset ) </text:p>
      <text:p text:style-name="P11"><text:s text:c="20"/>data[i][extraCounter][offset] = ' '; </text:p>
      <text:p text:style-name="P11"><text:s text:c="12"/>break; </text:p>
      <text:p text:style-name="P11"><text:s text:c="8"/>case 4: </text:p>
      <text:p text:style-name="P11"><text:s text:c="12"/>for( extraCounter = 0; extraCounter &lt;= colStr[i]; ++ extraCounter ) </text:p>
      <text:p text:style-name="P11"><text:s text:c="12"/>{ </text:p>
      <text:p text:style-name="P11"><text:s text:c="16"/>j = extraCounter * (lenColCon - 1); </text:p>
      <text:p text:style-name="P11"><text:s text:c="16"/>for( offset = 0; </text:p>
      <text:p text:style-name="P11"><text:s text:c="24"/>((offset != (lenColCon - 1)) &amp;&amp; (((char *)strings[i])[j] != '\0' )); ++ offset, ++ j) </text:p>
      <text:p text:style-name="P11"><text:s text:c="16"/>{ </text:p>
      <text:p text:style-name="P11"><text:s text:c="20"/>data[i][extraCounter][offset] = ((char *)strings[i])[j]; </text:p>
      <text:p text:style-name="P11"><text:s text:c="16"/>} </text:p>
      <text:p text:style-name="P11"><text:s text:c="16"/>/*Insert spaces*/ </text:p>
      <text:p text:style-name="P11"><text:s text:c="16"/>for( offset; offset &lt; (lenColCon - 1); ++ offset) </text:p>
      <text:p text:style-name="P11"><text:s text:c="20"/>data[i][extraCounter][offset] = ' '; </text:p>
      <text:p text:style-name="P11"><text:s text:c="12"/>} </text:p>
      <text:p text:style-name="P11"><text:s text:c="12"/>/*Insert spaces*/ </text:p>
      <text:p text:style-name="P11"><text:s text:c="12"/>for(extraCounter = colStr[i] + 1; extraCounter &lt; (max + 1); ++ extraCounter ) </text:p>
      <text:p text:style-name="P11"><text:s text:c="16"/>for( offset = 0; offset &lt; (lenColCon - 1); ++ offset ) </text:p>
      <text:p text:style-name="P11"><text:s text:c="20"/>data[i][extraCounter][offset] = ' '; </text:p>
      <text:p text:style-name="P11"><text:s text:c="12"/>break; </text:p>
      <text:p text:style-name="P11"><text:s text:c="8"/>default: </text:p>
      <text:p text:style-name="P11"><text:s text:c="12"/>printf("ERROR!"); </text:p>
      <text:p text:style-name="P11"><text:s text:c="12"/>exit(EXIT_FAILURE); </text:p>
      <text:p text:style-name="P11"><text:s text:c="8"/>} </text:p>
      <text:p text:style-name="P11"><text:s text:c="8"/></text:p>
      <text:p text:style-name="P11"><text:s text:c="4"/></text:p>
      <text:p text:style-name="P11"><text:soft-page-break/><text:s text:c="4"/>} </text:p>
      <text:p text:style-name="P11"/>
      <text:p text:style-name="P11"><text:s text:c="4"/>/*Print row*/ </text:p>
      <text:p text:style-name="P11"><text:s text:c="8"/>for( strCounter = 0; strCounter &lt; (max + 1); ++ strCounter <text:s/>) </text:p>
      <text:p text:style-name="P11"><text:s text:c="8"/>{ </text:p>
      <text:p text:style-name="P11"><text:s text:c="12"/>for( i = 0; i &lt; countColum; ++ i ) </text:p>
      <text:p text:style-name="P11"><text:s text:c="16"/>printf("|%s", data[i][strCounter]); <text:s text:c="3"/></text:p>
      <text:p text:style-name="P11"><text:s text:c="12"/>printf("|\n"); </text:p>
      <text:p text:style-name="P11"><text:s text:c="8"/>} </text:p>
      <text:p text:style-name="P11"/>
      <text:p text:style-name="P11"><text:s text:c="4"/>/*FREE */ </text:p>
      <text:p text:style-name="P11"><text:s text:c="4"/>for( i = 0; i &lt; countColum; ++ i ) </text:p>
      <text:p text:style-name="P11"><text:s text:c="4"/>{ </text:p>
      <text:p text:style-name="P11"><text:s text:c="8"/>for( j = 0; j &lt; colStr[i]; ++ j ) </text:p>
      <text:p text:style-name="P11"><text:s text:c="8"/>{ </text:p>
      <text:p text:style-name="P11"><text:s text:c="12"/>free(data[i][j]); </text:p>
      <text:p text:style-name="P11"><text:s text:c="8"/>} </text:p>
      <text:p text:style-name="P11"><text:s text:c="8"/>free(data[i]); </text:p>
      <text:p text:style-name="P11"><text:s text:c="4"/>} </text:p>
      <text:p text:style-name="P11"><text:s text:c="4"/>free(data); </text:p>
      <text:p text:style-name="P11"/>
      <text:p text:style-name="P11"><text:s text:c="4"/>free(colStr); </text:p>
      <text:p text:style-name="P11"><text:s text:c="4"/></text:p>
      <text:p text:style-name="P11"><text:s text:c="4"/>return 0; </text:p>
      <text:p text:style-name="P11"/>
      <text:p text:style-name="P11">} </text:p>
      <text:p text:style-name="P11"/>
      <text:p text:style-name="P11">/*Display cap*/ </text:p>
      <text:p text:style-name="P11">int capMap( int countColum, char **cap, int lenColCon ) </text:p>
      <text:p text:style-name="P11">{ </text:p>
      <text:p text:style-name="P11"><text:s text:c="4"/>int i; </text:p>
      <text:p text:style-name="P11"><text:s text:c="4"/>int j; </text:p>
      <text:p text:style-name="P11"><text:s text:c="4"/>int tmp; </text:p>
      <text:p text:style-name="P11"><text:s text:c="4"/>for(i = 0; i &lt; countColum; ++ i ) </text:p>
      <text:p text:style-name="P11"><text:s text:c="4"/>{ </text:p>
      <text:p text:style-name="P11"><text:s text:c="8"/>printf( "|%s", cap[i] ); </text:p>
      <text:p text:style-name="P11"><text:s text:c="8"/>tmp = lenColCon - strlen(cap[i]); </text:p>
      <text:p text:style-name="P11"><text:s text:c="8"/>for( j = 0; j &lt; tmp - 1; ++ j ) </text:p>
      <text:p text:style-name="P11"><text:s text:c="12"/>printf( " " ); </text:p>
      <text:p text:style-name="P11"><text:s text:c="4"/>} </text:p>
      <text:p text:style-name="P11"><text:s text:c="4"/>printf( "|\n"); </text:p>
      <text:p text:style-name="P11"><text:s text:c="4"/></text:p>
      <text:p text:style-name="P11"><text:s text:c="4"/>return 0; </text:p>
      <text:p text:style-name="P11">} </text:p>
      <text:p text:style-name="P11"/>
      <text:p text:style-name="P11">/*Draw line function*/ </text:p>
      <text:p text:style-name="P11">int drawLine( int lenColCon ) </text:p>
      <text:p text:style-name="P11">{ </text:p>
      <text:p text:style-name="P11"><text:s text:c="4"/>int i; </text:p>
      <text:p text:style-name="P11"><text:s text:c="4"/>for( i = 0; i &lt; WIDTH; ++ i ) <text:s text:c="2"/>/*Need correct WIDTH*/ </text:p>
      <text:p text:style-name="P11"><text:s text:c="4"/>{ </text:p>
      <text:p text:style-name="P11"><text:s text:c="8"/>if((i % lenColCon) == 0) </text:p>
      <text:p text:style-name="P11"><text:s text:c="12"/>printf("+"); </text:p>
      <text:p text:style-name="P11"><text:s text:c="8"/>else </text:p>
      <text:p text:style-name="P11"><text:s text:c="12"/>printf("-"); </text:p>
      <text:p text:style-name="P11"><text:s text:c="4"/>} </text:p>
      <text:p text:style-name="P11"><text:s text:c="4"/>printf( "+\n" ); </text:p>
      <text:p text:style-name="P11"/>
      <text:p text:style-name="P11"><text:s text:c="4"/>return 0; </text:p>
      <text:p text:style-name="P11">} </text:p>
      <text:p text:style-name="P11"/>
      <text:p text:style-name="P11">/*Table's output*/ </text:p>
      <text:p text:style-name="P11">int tioTableEnd( void *td ) </text:p>
      <text:p text:style-name="P11">{ </text:p>
      <text:p text:style-name="P11"><text:s text:c="4"/>struct inform *datTab; </text:p>
      <text:p text:style-name="P11"><text:s text:c="5"/></text:p>
      <text:p text:style-name="P11"><text:soft-page-break/><text:s text:c="4"/>int i; <text:s text:c="25"/>/*Counter*/ </text:p>
      <text:p text:style-name="P11"><text:s text:c="4"/>int lenColCon; <text:s text:c="17"/>/*Cell width*/ </text:p>
      <text:p text:style-name="P11"><text:s text:c="4"/>void *next; <text:s text:c="4"/></text:p>
      <text:p text:style-name="P11"><text:s text:c="4"/>int *masType; <text:s text:c="18"/>/*For type of cap*/ </text:p>
      <text:p text:style-name="P11"><text:s text:c="4"/>datTab = (struct inform *) td; </text:p>
      <text:p text:style-name="P11"><text:s text:c="4"/></text:p>
      <text:p text:style-name="P11"><text:s text:c="4"/>datTab-&gt;ptr = datTab-&gt;head; </text:p>
      <text:p text:style-name="P11"><text:s text:c="4"/>/*printf("string in End = %s\n", (char*)datTab-&gt;ptr-&gt;s[3]);*/ </text:p>
      <text:p text:style-name="P11"/>
      <text:p text:style-name="P11"><text:s text:c="4"/>/*Calculate the column width depending on the number of*/ <text:s/></text:p>
      <text:p text:style-name="P11"><text:s text:c="4"/>lenColCon = WIDTH / datTab-&gt;countColum; <text:s text:c="2"/></text:p>
      <text:p text:style-name="P11"><text:s text:c="4"/>printf("Размер колонки = %d\n", lenColCon); </text:p>
      <text:p text:style-name="P11"><text:s text:c="4"/></text:p>
      <text:p text:style-name="P11"><text:s text:c="4"/>if( (masType = (int *) malloc(datTab-&gt;countColum * sizeof(int))) == NULL) </text:p>
      <text:p text:style-name="P11"><text:s text:c="4"/>{ </text:p>
      <text:p text:style-name="P11"><text:s text:c="8"/>printf("ERROR!"); </text:p>
      <text:p text:style-name="P11"><text:s text:c="8"/>exit(EXIT_FAILURE); </text:p>
      <text:p text:style-name="P11"><text:s text:c="4"/>} </text:p>
      <text:p text:style-name="P11"/>
      <text:p text:style-name="P11"><text:s text:c="4"/>/*Draw line*/ </text:p>
      <text:p text:style-name="P11"><text:s text:c="4"/>drawLine(lenColCon); </text:p>
      <text:p text:style-name="P11"><text:s text:c="4"/></text:p>
      <text:p text:style-name="P11"><text:s text:c="4"/>for( i = 0; i &lt; datTab-&gt;countColum; ++ i ) </text:p>
      <text:p text:style-name="P11"><text:s text:c="4"/>{ </text:p>
      <text:p text:style-name="P11"><text:s text:c="8"/>masType[i] = 4; </text:p>
      <text:p text:style-name="P11"><text:s text:c="4"/>} </text:p>
      <text:p text:style-name="P11"><text:s text:c="4"/>/*Display cap*/ </text:p>
      <text:p text:style-name="P11"><text:s text:c="4"/>tabRow( (void *)datTab-&gt;cap, masType, datTab-&gt;countColum, lenColCon); </text:p>
      <text:p text:style-name="P11"><text:s text:c="4"/></text:p>
      <text:p text:style-name="P11"><text:s text:c="4"/>/*Draw line*/ </text:p>
      <text:p text:style-name="P11"><text:s text:c="4"/>drawLine(lenColCon); </text:p>
      <text:p text:style-name="P11"><text:s text:c="4"/></text:p>
      <text:p text:style-name="P11"><text:s text:c="4"/>while( datTab-&gt;ptr-&gt;n != NULL ) </text:p>
      <text:p text:style-name="P11"><text:s text:c="4"/>{ </text:p>
      <text:p text:style-name="P11"/>
      <text:p text:style-name="P11"><text:s text:c="8"/>/*Print table row*/ </text:p>
      <text:p text:style-name="P11"><text:s text:c="8"/>tabRow( datTab-&gt;ptr-&gt;s, datTab-&gt;bufType, datTab-&gt;countColum, lenColCon ); </text:p>
      <text:p text:style-name="P11"/>
      <text:p text:style-name="P11"><text:s text:c="8"/>/*Jump to the new cell*/ </text:p>
      <text:p text:style-name="P11"><text:s text:c="8"/>datTab-&gt;ptr = datTab-&gt;ptr-&gt;n; </text:p>
      <text:p text:style-name="P11"><text:s text:c="8"/>/*Draw line*/ </text:p>
      <text:p text:style-name="P11"><text:s text:c="8"/>drawLine(lenColCon); </text:p>
      <text:p text:style-name="P11"><text:s text:c="4"/>} </text:p>
      <text:p text:style-name="P11"><text:s text:c="4"/></text:p>
      <text:p text:style-name="P11"><text:s text:c="4"/>/*Free masType*/ </text:p>
      <text:p text:style-name="P11"><text:s text:c="4"/>free(masType); </text:p>
      <text:p text:style-name="P11"><text:s text:c="4"/>/*Free data*/ </text:p>
      <text:p text:style-name="P11"><text:s text:c="4"/>for( i = 0; i &lt; datTab-&gt;countColum; ++ i ) </text:p>
      <text:p text:style-name="P11"><text:s text:c="8"/>free(datTab-&gt;cap[i]); </text:p>
      <text:p text:style-name="P11"><text:s text:c="4"/>free( datTab-&gt;cap ); </text:p>
      <text:p text:style-name="P11"/>
      <text:p text:style-name="P11"><text:s text:c="4"/>/*Free bufTab*/ </text:p>
      <text:p text:style-name="P11"><text:s text:c="4"/>free(datTab-&gt;bufType); </text:p>
      <text:p text:style-name="P11"/>
      <text:p text:style-name="P11"><text:s text:c="4"/>/*Free ptr-&gt;s*/ </text:p>
      <text:p text:style-name="P11"><text:s text:c="4"/>datTab-&gt;ptr = datTab-&gt;head; </text:p>
      <text:p text:style-name="P11"><text:s text:c="4"/>do </text:p>
      <text:p text:style-name="P11"><text:s text:c="4"/>{ <text:s text:c="4"/></text:p>
      <text:p text:style-name="P11"><text:s text:c="8"/>next = (void *) datTab-&gt;ptr-&gt;n; </text:p>
      <text:p text:style-name="P11"><text:s text:c="8"/>for( i = 0; i &lt; datTab-&gt;countColum; ++ i ) </text:p>
      <text:p text:style-name="P11"><text:s text:c="8"/>{ </text:p>
      <text:p text:style-name="P11"><text:s text:c="12"/>if(datTab-&gt;ptr-&gt;n != NULL) </text:p>
      <text:p text:style-name="P11"><text:s text:c="16"/>free(datTab-&gt;ptr-&gt;s[i]); </text:p>
      <text:p text:style-name="P11"><text:s text:c="8"/>} </text:p>
      <text:p text:style-name="P11"><text:s text:c="8"/>free(datTab-&gt;ptr-&gt;s); </text:p>
      <text:p text:style-name="P11"><text:soft-page-break/><text:s text:c="8"/>free(datTab-&gt;ptr); </text:p>
      <text:p text:style-name="P11"><text:s text:c="8"/>datTab-&gt;ptr = (cl *) next; </text:p>
      <text:p text:style-name="P11"><text:s text:c="4"/>} while (datTab-&gt;ptr != NULL); </text:p>
      <text:p text:style-name="P11"><text:s/></text:p>
      <text:p text:style-name="P11"><text:s text:c="4"/>/*Free datTab*/ </text:p>
      <text:p text:style-name="P11"><text:s text:c="4"/>free(datTab); </text:p>
      <text:p text:style-name="P11"/>
      <text:p text:style-name="P11"><text:s text:c="4"/>return 0; </text:p>
      <text:p text:style-name="P41">} </text:p>
      <text:p text:style-name="P33"/>
      <text:p text:style-name="P34"/>
      <text:p text:style-name="P4"/>
      <text:p text:style-name="P33"/>
      <text:p text:style-name="P33"/>
      <text:p text:style-name="P33"/>
      <text:p text:style-name="P33">Текст программы</text:p>
      <text:p text:style-name="P9">Файл main.c:</text:p>
      <text:p text:style-name="P11">#include &lt;stdio.h&gt; </text:p>
      <text:p text:style-name="P11">#include &lt;string.h&gt; </text:p>
      <text:p text:style-name="P11">#include &lt;stdlib.h&gt; </text:p>
      <text:p text:style-name="P11"/>
      <text:p text:style-name="P11">#include &lt;tiotb.h&gt; /*My header*/ </text:p>
      <text:p text:style-name="P11"/>
      <text:p text:style-name="P11">#define TIOCHAR <text:s text:c="4"/>1 </text:p>
      <text:p text:style-name="P11">#define TIODOUBLE <text:s text:c="2"/>2 </text:p>
      <text:p text:style-name="P11">#define TIOLONG <text:s text:c="4"/>3 </text:p>
      <text:p text:style-name="P11">#define TIOSTRING <text:s text:c="2"/>4 </text:p>
      <text:p text:style-name="P11"/>
      <text:p text:style-name="P11">#define MSRTLEN 500/*Максимальная длина строки с названиями колонок*/ </text:p>
      <text:p text:style-name="P11"/>
      <text:p text:style-name="P11">/*Тест функция */ </text:p>
      <text:p text:style-name="P11"/>
      <text:p text:style-name="P11">int main( ) </text:p>
      <text:p text:style-name="P11">{ </text:p>
      <text:p text:style-name="P11"><text:s text:c="4"/>FILE *in; </text:p>
      <text:p text:style-name="P11"><text:s text:c="4"/>void *td; </text:p>
      <text:p text:style-name="P11"><text:s text:c="4"/>int num = 1; </text:p>
      <text:p text:style-name="P11"><text:s text:c="4"/>double doub_test = 23.7; </text:p>
      <text:p text:style-name="P11"><text:s text:c="4"/>long <text:s text:c="2"/>long_test = 33; </text:p>
      <text:p text:style-name="P11"><text:s text:c="4"/>char *string = NULL; </text:p>
      <text:p text:style-name="P11"><text:s text:c="4"/>char c_test = 'f' ; </text:p>
      <text:p text:style-name="P11"><text:s text:c="4"/>char *s_test = "Animated by Ryan Woodward"; </text:p>
      <text:p text:style-name="P11"><text:s text:c="4"/>char *s_test2 = "The essence of COM is a language-neutral way of implementing objects that can be used in environments"; </text:p>
      <text:p text:style-name="P11"><text:s text:c="4"/>char *s_test4 = "An advantage of COM+"; </text:p>
      <text:p text:style-name="P11"><text:s text:c="4"/>printf("=-=-=-=-=-=-=-=-=-=-=-=-=-=-=-=-=-=-=-=-=-=-=-=-=-=-=-=-=-=-=-=-=-=-=-=-=\n"); </text:p>
      <text:p text:style-name="P11"><text:s text:c="4"/>/*Выделение памяти для строки с названием колонок*/ </text:p>
      <text:p text:style-name="P11"><text:s text:c="4"/>if( (string = (char*) calloc( MSRTLEN, sizeof(char)) ) == NULL ) { </text:p>
      <text:p text:style-name="P11"><text:s text:c="8"/>fprintf( stderr, "\nError string\n" ); </text:p>
      <text:p text:style-name="P11"><text:s text:c="8"/>return 1; </text:p>
      <text:p text:style-name="P11"><text:s text:c="4"/>} </text:p>
      <text:p text:style-name="P11"/>
      <text:p text:style-name="P11"><text:s text:c="4"/>/*Открываем файл для чтения*/ </text:p>
      <text:p text:style-name="P11"><text:s text:c="4"/>if( (in = fopen( "../in2.txt", "rt" )) == NULL ) </text:p>
      <text:p text:style-name="P11"><text:s text:c="4"/>{ </text:p>
      <text:p text:style-name="P11"><text:s text:c="8"/>fprintf( stderr, "Cannot open input file.\n" ); </text:p>
      <text:p text:style-name="P11"><text:s text:c="8"/>return 1; </text:p>
      <text:p text:style-name="P11"><text:s text:c="4"/>} </text:p>
      <text:p text:style-name="P11"/>
      <text:p text:style-name="P11"><text:s text:c="4"/>printf("Cap string\n"); </text:p>
      <text:p text:style-name="P11"><text:s text:c="4"/>/*(name&amp;number&amp;&amp;class&amp;state)*/ </text:p>
      <text:p text:style-name="P11"><text:s text:c="4"/>fgets( string, MSRTLEN, in); </text:p>
      <text:p text:style-name="P11"><text:s text:c="4"/>printf( "%s\n", string ); </text:p>
      <text:p text:style-name="P11"><text:s text:c="4"/></text:p>
      <text:p text:style-name="P11"><text:s text:c="4"/>fclose(in); </text:p>
      <text:p text:style-name="P11"><text:s text:c="4"/>printf("Call \"tioTableBegin\".\n"); </text:p>
      <text:p text:style-name="P11"><text:s text:c="4"/>td = tioTableBegin( string, TIOCHAR, TIOSTRING, TIODOUBLE, TIOSTRING); </text:p>
      <text:p text:style-name="P11"/>
      <text:p text:style-name="P11"><text:soft-page-break/><text:s text:c="4"/>/*Вызов функции заполнения таблицы*/ </text:p>
      <text:p text:style-name="P11"><text:s text:c="4"/>printf("\nCall \"tioTableRecord\".\n"); </text:p>
      <text:p text:style-name="P11"><text:s text:c="4"/>td = tioTableRecord( td,num, 'r', s_test4, doub_test, s_test ); </text:p>
      <text:p text:style-name="P11"><text:s text:c="4"/>c_test = 'g' ; doub_test = 43.9 ;long_test = 43 ; </text:p>
      <text:p text:style-name="P11"><text:s text:c="4"/>td = tioTableRecord( td,num, 'e', s_test4, doub_test, s_test2 ); </text:p>
      <text:p text:style-name="P11"><text:s text:c="4"/>/*Вызов завершающей функции*/ </text:p>
      <text:p text:style-name="P11"><text:s text:c="4"/>printf("\nCall \"tioTableEnd\".\n"); </text:p>
      <text:p text:style-name="P11"/>
      <text:p text:style-name="P11"/>
      <text:p text:style-name="P11"><text:s text:c="4"/>tioTableEnd( td ); </text:p>
      <text:p text:style-name="P11"><text:s/></text:p>
      <text:p text:style-name="P11"><text:s text:c="4"/>/*Освобождаем память для строки*/ </text:p>
      <text:p text:style-name="P11"><text:s text:c="4"/>free(string); </text:p>
      <text:p text:style-name="P11"/>
      <text:p text:style-name="P11"><text:s text:c="4"/>printf("=-=-=-=-=-=-=-=-=-=-=-=-=-=-=-=-=-=-=-=-=-=-=-=-=-=-=-=-=-=-=-=-=-=-=-=-=\n"); </text:p>
      <text:p text:style-name="P11"><text:s text:c="4"/>return 0; </text:p>
      <text:p text:style-name="P11"/>
      <text:p text:style-name="P11">} </text:p>
      <text:p text:style-name="P5">Файл tioTableBegin.c:</text:p>
      <text:p text:style-name="P11">#include &lt;stdio.h&gt; </text:p>
      <text:p text:style-name="P11">#include &lt;string.h&gt; </text:p>
      <text:p text:style-name="P11">#include &lt;stdlib.h&gt; </text:p>
      <text:p text:style-name="P11">#include &lt;stdarg.h&gt; </text:p>
      <text:p text:style-name="P11"/>
      <text:p text:style-name="P11">#include &lt;tiotb.h&gt; <text:s text:c="9"/>/*My header*/ </text:p>
      <text:p text:style-name="P11"/>
      <text:p text:style-name="P11">/*Table initialization*/ </text:p>
      <text:p text:style-name="P11">void* tioTableBegin( const char* format, <text:s/>... ) </text:p>
      <text:p text:style-name="P11">{ </text:p>
      <text:p text:style-name="P11"><text:s text:c="4"/>va_list ap; </text:p>
      <text:p text:style-name="P11"><text:s text:c="4"/>int i; </text:p>
      <text:p text:style-name="P11"><text:s text:c="4"/>int jj; </text:p>
      <text:p text:style-name="P11"><text:s text:c="4"/>int j; </text:p>
      <text:p text:style-name="P11"><text:s text:c="4"/>struct inform *datTab; </text:p>
      <text:p text:style-name="P11"><text:s text:c="4"/>void *extPointer; </text:p>
      <text:p text:style-name="P11"/>
      <text:p text:style-name="P11"><text:s text:c="4"/>va_start( ap, format ); </text:p>
      <text:p text:style-name="P11"/>
      <text:p text:style-name="P11"><text:s text:c="4"/>/*Allocating memory for datTab structure*/ </text:p>
      <text:p text:style-name="P11"><text:s text:c="4"/>if( (datTab = (struct inform*) calloc( 1, sizeof(struct inform)) ) == NULL ) </text:p>
      <text:p text:style-name="P11"><text:s text:c="4"/>{ </text:p>
      <text:p text:style-name="P11"><text:s text:c="8"/>fprintf( stderr, "\nError \n" ); </text:p>
      <text:p text:style-name="P11"><text:s text:c="8"/>return NULL; </text:p>
      <text:p text:style-name="P11"><text:s text:c="4"/>} </text:p>
      <text:p text:style-name="P11"/>
      <text:p text:style-name="P11"><text:s text:c="4"/>/*Count the number of columns in a table and calculate the maximum length of the column.*/ </text:p>
      <text:p text:style-name="P11"><text:s text:c="4"/>for( i = 0; format[i] != '\n'; ++i ) </text:p>
      <text:p text:style-name="P11"><text:s text:c="4"/>{ </text:p>
      <text:p text:style-name="P11"><text:s text:c="7"/>++ datTab-&gt;countLetter; </text:p>
      <text:p text:style-name="P11"><text:s text:c="8"/>if( (format[i] == '&amp;') &amp;&amp; (format[i+1]) != '&amp;') </text:p>
      <text:p text:style-name="P11"><text:s text:c="12"/>++ datTab-&gt;countColum; </text:p>
      <text:p text:style-name="P11"><text:s text:c="4"/>} </text:p>
      <text:p text:style-name="P11"/>
      <text:p text:style-name="P11"><text:s text:c="4"/>printf("Count of letter %d.\nCount of colum %d.\n", datTab-&gt;countLetter, </text:p>
      <text:p text:style-name="P11"><text:s text:c="12"/>datTab-&gt;countColum ); </text:p>
      <text:p text:style-name="P11"/>
      <text:p text:style-name="P11"><text:s text:c="4"/>/*Allocating memory for cap*/ </text:p>
      <text:p text:style-name="P11"><text:s text:c="4"/>if( (datTab-&gt;cap = (char**) calloc(datTab-&gt;countColum , sizeof(char*))) != NULL ) </text:p>
      <text:p text:style-name="P11"><text:s text:c="4"/>{ </text:p>
      <text:p text:style-name="P11"><text:s text:c="8"/>for( i = 0; i &lt; datTab-&gt;countColum ; ++ i) </text:p>
      <text:p text:style-name="P11"><text:s text:c="8"/>{ </text:p>
      <text:p text:style-name="P11"><text:s text:c="12"/>if( (datTab-&gt;cap[i] = (char*) calloc(datTab-&gt;countLetter, sizeof(char))) == NULL ) </text:p>
      <text:p text:style-name="P11"><text:s text:c="12"/>{ </text:p>
      <text:p text:style-name="P11"><text:s text:c="16"/>printf(" error datTab-&gt;cap[%d][]\n",i); </text:p>
      <text:p text:style-name="P11"><text:s text:c="16"/>return NULL; </text:p>
      <text:p text:style-name="P11"><text:s text:c="12"/>} </text:p>
      <text:p text:style-name="P11"><text:s text:c="8"/>} </text:p>
      <text:p text:style-name="P11"><text:s text:c="4"/>} </text:p>
      <text:p text:style-name="P11"><text:s text:c="4"/>else </text:p>
      <text:p text:style-name="P11"><text:s text:c="4"/>{ </text:p>
      <text:p text:style-name="P11"><text:s text:c="8"/>printf("\nerror\n"); </text:p>
      <text:p text:style-name="P11"><text:s text:c="8"/>return NULL; </text:p>
      <text:p text:style-name="P11"><text:s text:c="4"/>} </text:p>
      <text:p text:style-name="P11"/>
      <text:p text:style-name="P11"/>
      <text:p text:style-name="P11"><text:s text:c="4"/>/*Allocating memory for datTab-&gt;bufType*/ </text:p>
      <text:p text:style-name="P11"><text:s text:c="4"/>if( (datTab-&gt;bufType = (int*) calloc(datTab-&gt;countColum, sizeof(int))) == NULL ) </text:p>
      <text:p text:style-name="P11"><text:s text:c="4"/>{ </text:p>
      <text:p text:style-name="P11"><text:s text:c="8"/>printf("\nerror *datTab-&gt;bufType\n"); </text:p>
      <text:p text:style-name="P11"><text:s text:c="8"/>return NULL; </text:p>
      <text:p text:style-name="P11"><text:soft-page-break/><text:s text:c="4"/>} </text:p>
      <text:p text:style-name="P11"/>
      <text:p text:style-name="P11"><text:s text:c="4"/>printf("\n"); </text:p>
      <text:p text:style-name="P11"/>
      <text:p text:style-name="P11"><text:s text:c="4"/>/*Allocating memory for pointer to the head of list*/ </text:p>
      <text:p text:style-name="P11"><text:s text:c="4"/>if( (datTab-&gt;head = (cl *) malloc( sizeof(cl))) == NULL ) </text:p>
      <text:p text:style-name="P11"><text:s text:c="4"/>{ </text:p>
      <text:p text:style-name="P11"><text:s text:c="8"/>printf("\nError ptr\n"); </text:p>
      <text:p text:style-name="P11"><text:s text:c="8"/>return NULL; </text:p>
      <text:p text:style-name="P11"><text:s text:c="4"/>} </text:p>
      <text:p text:style-name="P11"/>
      <text:p text:style-name="P11"><text:s text:c="4"/>datTab-&gt;ptr = datTab-&gt;head; </text:p>
      <text:p text:style-name="P11"><text:s text:c="4"/>datTab-&gt;ptr-&gt;n = NULL; </text:p>
      <text:p text:style-name="P11"/>
      <text:p text:style-name="P11"><text:s text:c="4"/>/*Allocating memory for ptr-&gt;s*/ <text:s text:c="3"/></text:p>
      <text:p text:style-name="P11"><text:s text:c="4"/>if( (datTab-&gt;ptr-&gt;s = (void **) calloc(datTab-&gt;countColum, sizeof(void *))) == NULL ) </text:p>
      <text:p text:style-name="P11"><text:s text:c="4"/>{ </text:p>
      <text:p text:style-name="P11"><text:s text:c="8"/>printf("\nError ptr-&gt;s\n"); </text:p>
      <text:p text:style-name="P11"><text:s text:c="8"/>return NULL; </text:p>
      <text:p text:style-name="P11"><text:s text:c="4"/>} </text:p>
      <text:p text:style-name="P11"/>
      <text:p text:style-name="P11"><text:s text:c="4"/>/*Writing data types to the buffer*/ </text:p>
      <text:p text:style-name="P11"><text:s text:c="4"/>printf ("Data types: "); </text:p>
      <text:p text:style-name="P11"><text:s text:c="4"/>for ( i = 0; i &lt; datTab-&gt;countColum; ++ i ) </text:p>
      <text:p text:style-name="P11"><text:s text:c="4"/>{ </text:p>
      <text:p text:style-name="P11"><text:s text:c="8"/>datTab-&gt;bufType[i] = va_arg(ap, int); </text:p>
      <text:p text:style-name="P11"><text:s text:c="8"/>printf("%i", datTab-&gt;bufType[i]); </text:p>
      <text:p text:style-name="P11"><text:s text:c="4"/>} </text:p>
      <text:p text:style-name="P11"/>
      <text:p text:style-name="P11"><text:s text:c="4"/>printf("\n"); </text:p>
      <text:p text:style-name="P11"/>
      <text:p text:style-name="P11"><text:s text:c="4"/>/*Определяем имена колонок*/ </text:p>
      <text:p text:style-name="P11"><text:s text:c="4"/>jj = 0; </text:p>
      <text:p text:style-name="P11"><text:s text:c="4"/>for ( i = 0; i &lt; datTab-&gt;countColum; ++ i ) </text:p>
      <text:p text:style-name="P11"><text:s text:c="4"/>{ </text:p>
      <text:p text:style-name="P11"><text:s text:c="8"/>j = 0; </text:p>
      <text:p text:style-name="P11"><text:s text:c="8"/>while( (format[jj] != '&amp;') &amp;&amp; (format[jj] != '\n') ) </text:p>
      <text:p text:style-name="P11"><text:s text:c="8"/>{ </text:p>
      <text:p text:style-name="P11"><text:s text:c="12"/>datTab-&gt;cap[i][j] = format[jj]; </text:p>
      <text:p text:style-name="P11"><text:s text:c="12"/>if ( (format[jj+1] == '&amp;') &amp;&amp; (format[jj+2] == '&amp;') <text:s/>) </text:p>
      <text:p text:style-name="P11"><text:s text:c="12"/>{ </text:p>
      <text:p text:style-name="P11"><text:s text:c="16"/>datTab-&gt;cap[i][j+1] = '&amp;'; </text:p>
      <text:p text:style-name="P11"><text:s text:c="16"/>++j; </text:p>
      <text:p text:style-name="P11"><text:s text:c="16"/>jj = jj + 2; </text:p>
      <text:p text:style-name="P11"><text:s text:c="12"/>} </text:p>
      <text:p text:style-name="P11"><text:s text:c="12"/>++j; </text:p>
      <text:p text:style-name="P11"><text:s text:c="12"/>++jj; </text:p>
      <text:p text:style-name="P11"><text:s text:c="8"/>} </text:p>
      <text:p text:style-name="P11"><text:s text:c="8"/>++jj; </text:p>
      <text:p text:style-name="P11"><text:s text:c="4"/>} </text:p>
      <text:p text:style-name="P11"><text:s text:c="4"/>/* Вывод на экран содержимое datTab.cap[i][j], в котором содержатся названия колонок */ </text:p>
      <text:p text:style-name="P11"><text:s text:c="4"/>for( i = 0; i &lt; datTab-&gt;countColum; ++i ) </text:p>
      <text:p text:style-name="P11"><text:s text:c="4"/>{ </text:p>
      <text:p text:style-name="P11"><text:s text:c="8"/>printf("%s", datTab-&gt;cap[i]); </text:p>
      <text:p text:style-name="P11"><text:s text:c="8"/>printf("\n"); </text:p>
      <text:p text:style-name="P11"><text:s text:c="4"/>} </text:p>
      <text:p text:style-name="P11"/>
      <text:p text:style-name="P11"><text:s text:c="4"/>va_end( ap ); </text:p>
      <text:p text:style-name="P11"/>
      <text:p text:style-name="P11"><text:s text:c="4"/>extPointer = (void *) datTab; </text:p>
      <text:p text:style-name="P11"><text:s text:c="4"/>return extPointer; </text:p>
      <text:p text:style-name="P11">} </text:p>
      <text:p text:style-name="P5">Файл tioTableRecord:</text:p>
      <text:p text:style-name="P11">#include &lt;stdio.h&gt; </text:p>
      <text:p text:style-name="P11">#include &lt;string.h&gt; </text:p>
      <text:p text:style-name="P11">#include &lt;stdlib.h&gt; </text:p>
      <text:p text:style-name="P11">#include &lt;stdarg.h&gt; </text:p>
      <text:p text:style-name="P11"/>
      <text:p text:style-name="P11">#include &lt;tiotb.h&gt; </text:p>
      <text:p text:style-name="P11"/>
      <text:p text:style-name="P11">void *tioTableRecord( void *td, int num, ... <text:s/>) </text:p>
      <text:p text:style-name="P11">{ </text:p>
      <text:p text:style-name="P11"><text:s text:c="4"/>va_list ap; </text:p>
      <text:p text:style-name="P11"><text:s text:c="4"/>struct inform *datTab; </text:p>
      <text:p text:style-name="P11"><text:s text:c="4"/>int i; </text:p>
      <text:p text:style-name="P11"><text:s text:c="4"/>char ch; </text:p>
      <text:p text:style-name="P11"><text:s text:c="4"/>double dbd; </text:p>
      <text:p text:style-name="P11"><text:s text:c="4"/>long ln; </text:p>
      <text:p text:style-name="P11"><text:s text:c="4"/>char* strn; </text:p>
      <text:p text:style-name="P11"><text:s text:c="4"/>void *extPointer; </text:p>
      <text:p text:style-name="P11"/>
      <text:p text:style-name="P11"/>
      <text:p text:style-name="P11"><text:s text:c="4"/>va_start( ap, num ); </text:p>
      <text:p text:style-name="P11"><text:s text:c="4"/></text:p>
      <text:p text:style-name="P11"><text:s text:c="4"/>datTab = (struct inform *) td; </text:p>
      <text:p text:style-name="P11"><text:s text:c="4"/>for( i = 0; i &lt; datTab-&gt;countColum; ++ i ) </text:p>
      <text:p text:style-name="P11"><text:s text:c="4"/>{ </text:p>
      <text:p text:style-name="P11"><text:s text:c="8"/></text:p>
      <text:p text:style-name="P11"><text:s text:c="8"/>switch( datTab-&gt;bufType[i] ) </text:p>
      <text:p text:style-name="P11"><text:s text:c="8"/>{ </text:p>
      <text:p text:style-name="P11"><text:s text:c="8"/>case 1: </text:p>
      <text:p text:style-name="P11"><text:s text:c="12"/>ch = (char) va_arg( ap, int); </text:p>
      <text:p text:style-name="P11"><text:s text:c="12"/>datTab-&gt;ptr-&gt;s[i] = calloc(1, sizeof(char)); </text:p>
      <text:p text:style-name="P11"><text:s text:c="12"/>*(char *)datTab-&gt;ptr-&gt;s[i] = <text:s/>ch; </text:p>
      <text:p text:style-name="P11"><text:s text:c="12"/>printf("char %c /added\n", *(char *)datTab-&gt;ptr-&gt;s[i]); </text:p>
      <text:p text:style-name="P11"><text:s text:c="12"/>break; </text:p>
      <text:p text:style-name="P11"><text:s text:c="8"/>case 2: </text:p>
      <text:p text:style-name="P11"><text:s text:c="12"/>dbd = <text:s/>va_arg( ap, double); </text:p>
      <text:p text:style-name="P11"/>
      <text:p text:style-name="P11"><text:s text:c="12"/>datTab-&gt;ptr-&gt;s[i] = malloc(sizeof(double)); </text:p>
      <text:p text:style-name="P11"><text:s text:c="12"/>*(double *)datTab-&gt;ptr-&gt;s[i] = dbd; </text:p>
      <text:p text:style-name="P11"><text:s text:c="12"/>printf("double %f /added\n", *(double *)datTab-&gt;ptr-&gt;s[i]); </text:p>
      <text:p text:style-name="P11"/>
      <text:p text:style-name="P11"><text:s text:c="12"/>break; </text:p>
      <text:p text:style-name="P11"><text:s text:c="8"/>case 3: </text:p>
      <text:p text:style-name="P11"><text:s text:c="12"/>ln = <text:s/>va_arg( ap, long); </text:p>
      <text:p text:style-name="P11"><text:s text:c="12"/>datTab-&gt;ptr-&gt;s[i] = calloc(1, sizeof(long)); </text:p>
      <text:p text:style-name="P11"><text:s text:c="12"/>*(long *)datTab-&gt;ptr-&gt;s[i] = ln; </text:p>
      <text:p text:style-name="P11"><text:s text:c="12"/>printf("long %ld /added\n", *(long *)datTab-&gt;ptr-&gt;s[i]); </text:p>
      <text:p text:style-name="P11"><text:s text:c="12"/>break; </text:p>
      <text:p text:style-name="P11"><text:s text:c="8"/>case 4: </text:p>
      <text:p text:style-name="P11"><text:s text:c="12"/>strn = va_arg( ap, char *); </text:p>
      <text:p text:style-name="P11"><text:s text:c="12"/>datTab-&gt;ptr-&gt;s[i]=(char *)calloc(strlen(strn) + 1, sizeof(char)); <text:s/></text:p>
      <text:p text:style-name="P11"><text:s text:c="12"/>strcpy ((char *)datTab-&gt;ptr-&gt;s[i],strn); </text:p>
      <text:p text:style-name="P11"><text:s text:c="12"/>printf("string %s /added\n", <text:s/>(char *) datTab-&gt;ptr-&gt;s[i]); </text:p>
      <text:p text:style-name="P11"><text:s text:c="12"/>break; </text:p>
      <text:p text:style-name="P11"><text:s text:c="8"/>default: </text:p>
      <text:p text:style-name="P11"><text:s text:c="12"/>printf("Неправельный параметр функции tioTableRecord!\n"); </text:p>
      <text:p text:style-name="P11"><text:s text:c="12"/>return NULL; </text:p>
      <text:p text:style-name="P11"><text:s text:c="8"/>} </text:p>
      <text:p text:style-name="P11"><text:s text:c="4"/>} </text:p>
      <text:p text:style-name="P11"/>
      <text:p text:style-name="P11"/>
      <text:p text:style-name="P11"><text:s text:c="4"/>/*Выделение памяти для указателя на голову списка*/ </text:p>
      <text:p text:style-name="P11"><text:s text:c="4"/>if( (datTab-&gt;ptr-&gt;n = (cl*) malloc(sizeof(cl))) == NULL ) </text:p>
      <text:p text:style-name="P11"><text:s text:c="4"/>{ </text:p>
      <text:p text:style-name="P11"><text:s text:c="8"/>printf("Error\n"); </text:p>
      <text:p text:style-name="P11"><text:s text:c="8"/>return NULL; </text:p>
      <text:p text:style-name="P11"><text:soft-page-break/><text:s text:c="4"/>} </text:p>
      <text:p text:style-name="P11"><text:s text:c="4"/>datTab-&gt;ptr = datTab-&gt;ptr-&gt;n; </text:p>
      <text:p text:style-name="P11"><text:s text:c="4"/>datTab-&gt;ptr-&gt;n = NULL; </text:p>
      <text:p text:style-name="P11"/>
      <text:p text:style-name="P11"><text:s text:c="4"/>/*Выделяем память для указателя ptr-&gt;s*/ </text:p>
      <text:p text:style-name="P11"><text:s text:c="4"/>if( (datTab-&gt;ptr-&gt;s = (void **) calloc(datTab-&gt;countColum, sizeof(void *))) == NULL ) </text:p>
      <text:p text:style-name="P11"><text:s text:c="4"/>{ </text:p>
      <text:p text:style-name="P11"><text:s text:c="8"/>printf("\nError ptr-&gt;s\n"); </text:p>
      <text:p text:style-name="P11"><text:s text:c="8"/>return NULL; </text:p>
      <text:p text:style-name="P11"><text:s text:c="4"/>} </text:p>
      <text:p text:style-name="P11"/>
      <text:p text:style-name="P11"><text:s text:c="3"/>va_end(ap); </text:p>
      <text:p text:style-name="P11"/>
      <text:p text:style-name="P11"><text:s text:c="4"/>extPointer = (void *) datTab; </text:p>
      <text:p text:style-name="P11"/>
      <text:p text:style-name="P11"><text:s text:c="4"/>return extPointer; </text:p>
      <text:p text:style-name="P11"/>
      <text:p text:style-name="P11">} </text:p>
      <text:p text:style-name="P5">Файл tioTableEnd.c:</text:p>
      <text:p text:style-name="P11">#include &lt;stdio.h&gt; </text:p>
      <text:p text:style-name="P11">#include &lt;string.h&gt; </text:p>
      <text:p text:style-name="P11">#include &lt;stdlib.h&gt; </text:p>
      <text:p text:style-name="P11"/>
      <text:p text:style-name="P11">#include &lt;tiotb.h&gt; </text:p>
      <text:p text:style-name="P11"/>
      <text:p text:style-name="P11">#define WIDTH 80 </text:p>
      <text:p text:style-name="P11"/>
      <text:p text:style-name="P11"/>
      <text:p text:style-name="P11">/*Table row*/ </text:p>
      <text:p text:style-name="P11">int tabRow( void **strings, int *bufType, int countColum, int lenColCon ) </text:p>
      <text:p text:style-name="P11">{ </text:p>
      <text:p text:style-name="P11"><text:s text:c="4"/>char ***data; <text:s text:c="18"/>/*Pointer of the table's data*/ </text:p>
      <text:p text:style-name="P11"><text:s text:c="4"/>int *colStr; <text:s text:c="19"/>/*Array of extra lines*/ </text:p>
      <text:p text:style-name="P11"><text:s text:c="4"/>int i; </text:p>
      <text:p text:style-name="P11"><text:s text:c="4"/>int j; </text:p>
      <text:p text:style-name="P11"><text:s text:c="4"/>int max = 0; </text:p>
      <text:p text:style-name="P11"><text:s text:c="4"/>int extraCounter; <text:s text:c="14"/>/*Extra lines counter*/ </text:p>
      <text:p text:style-name="P11"><text:s text:c="4"/>int offset; <text:s text:c="20"/>/*Offset counter*/ </text:p>
      <text:p text:style-name="P11"><text:s text:c="4"/>int strCounter; </text:p>
      <text:p text:style-name="P11"/>
      <text:p text:style-name="P11"><text:s text:c="4"/>/*Allocating memory for colStr*/ </text:p>
      <text:p text:style-name="P11"><text:s text:c="4"/>if( (colStr = (int *) malloc(countColum * sizeof(int))) == NULL ) </text:p>
      <text:p text:style-name="P11"><text:s text:c="4"/>{ </text:p>
      <text:p text:style-name="P11"><text:s text:c="8"/>printf("ERROR!"); </text:p>
      <text:p text:style-name="P11"><text:s text:c="8"/>exit(EXIT_FAILURE); </text:p>
      <text:p text:style-name="P11"><text:s text:c="4"/>} </text:p>
      <text:p text:style-name="P11"/>
      <text:p text:style-name="P11"><text:s text:c="4"/>/*Calculation number of extra lines of the array*/ </text:p>
      <text:p text:style-name="P11"><text:s text:c="4"/>for( i = 0; i &lt; countColum; ++ i ) </text:p>
      <text:p text:style-name="P11"><text:s text:c="4"/>{ </text:p>
      <text:p text:style-name="P11"><text:s text:c="8"/>colStr[i] = strlen( (char *)strings[i] ) / lenColCon; </text:p>
      <text:p text:style-name="P11"><text:s text:c="8"/>if(max &lt; colStr[i]) </text:p>
      <text:p text:style-name="P11"><text:s text:c="12"/>max = colStr[i]; </text:p>
      <text:p text:style-name="P11"><text:s text:c="4"/>} </text:p>
      <text:p text:style-name="P11"/>
      <text:p text:style-name="P11"><text:s text:c="4"/>/*Allocating memory for data*/ </text:p>
      <text:p text:style-name="P11"><text:s text:c="4"/>if((data = (char ***) malloc (countColum * sizeof(char **))) == NULL) </text:p>
      <text:p text:style-name="P11"><text:s text:c="4"/>{ </text:p>
      <text:p text:style-name="P11"><text:s text:c="8"/>printf("ERROR!\n"); </text:p>
      <text:p text:style-name="P11"><text:s text:c="8"/>exit(EXIT_FAILURE); </text:p>
      <text:p text:style-name="P11"><text:s text:c="4"/>} </text:p>
      <text:p text:style-name="P11"><text:s text:c="4"/>for( i = 0; i &lt; countColum; ++ i ) </text:p>
      <text:p text:style-name="P11"><text:s text:c="4"/>{ </text:p>
      <text:p text:style-name="P11"><text:s text:c="8"/>if((data[i] = (char **) malloc ((max + 1) * sizeof(char *))) == NULL) </text:p>
      <text:p text:style-name="P11"><text:s text:c="8"/>{ </text:p>
      <text:p text:style-name="P11"><text:s text:c="12"/>printf("ERROR!\n"); </text:p>
      <text:p text:style-name="P11"><text:s text:c="12"/>exit(EXIT_FAILURE); </text:p>
      <text:p text:style-name="P11"><text:s text:c="8"/>} <text:s text:c="6"/></text:p>
      <text:p text:style-name="P11"><text:s text:c="8"/>else </text:p>
      <text:p text:style-name="P11"><text:s text:c="8"/>{ </text:p>
      <text:p text:style-name="P11"><text:s text:c="12"/>for (j = 0; j &lt; (max + 1); ++ j) </text:p>
      <text:p text:style-name="P11"><text:s text:c="12"/>{ </text:p>
      <text:p text:style-name="P11"><text:s text:c="16"/>if((data[i][j] = (char *) malloc (lenColCon * sizeof(char))) == NULL) </text:p>
      <text:p text:style-name="P11"><text:s text:c="16"/>{ </text:p>
      <text:p text:style-name="P11"><text:s text:c="20"/>printf("ERROR!\n"); </text:p>
      <text:p text:style-name="P11"><text:s text:c="20"/>exit(EXIT_FAILURE); </text:p>
      <text:p text:style-name="P11"><text:s text:c="16"/>} </text:p>
      <text:p text:style-name="P11"><text:s text:c="12"/>} </text:p>
      <text:p text:style-name="P11"><text:s text:c="8"/>} </text:p>
      <text:p text:style-name="P11"><text:s text:c="4"/>} </text:p>
      <text:p text:style-name="P11"/>
      <text:p text:style-name="P11"><text:s text:c="4"/>/*Partition line*/ </text:p>
      <text:p text:style-name="P11"><text:s text:c="4"/>for(i = 0; i &lt; countColum; ++ i) </text:p>
      <text:p text:style-name="P11"><text:soft-page-break/><text:s text:c="4"/>{ </text:p>
      <text:p text:style-name="P11"><text:s text:c="8"/>switch( bufType[i] ) </text:p>
      <text:p text:style-name="P11"><text:s text:c="8"/>{ </text:p>
      <text:p text:style-name="P11"><text:s text:c="8"/>case 1: </text:p>
      <text:p text:style-name="P11"><text:s text:c="12"/>sprintf( data[i][0], "%c",*(char *) strings[i]); </text:p>
      <text:p text:style-name="P11"><text:s text:c="12"/>offset = strlen(data[i][0]); </text:p>
      <text:p text:style-name="P11"><text:s text:c="12"/>/*Insert spaces*/ </text:p>
      <text:p text:style-name="P11"><text:s text:c="12"/>for( offset; offset &lt; (lenColCon - 1); ++ offset) </text:p>
      <text:p text:style-name="P11"><text:s text:c="16"/>data[i][0][offset] = ' '; </text:p>
      <text:p text:style-name="P11"><text:s text:c="12"/>/*Insert spaces*/ </text:p>
      <text:p text:style-name="P11"><text:s text:c="12"/>for(extraCounter = 1; extraCounter &lt; (max + 1); ++ extraCounter) </text:p>
      <text:p text:style-name="P11"><text:s text:c="16"/>for( offset = 0; offset &lt; (lenColCon - 1); ++ offset ) </text:p>
      <text:p text:style-name="P11"><text:s text:c="20"/>data[i][extraCounter][offset] = ' '; <text:s text:c="10"/></text:p>
      <text:p text:style-name="P11"><text:s text:c="12"/>break; </text:p>
      <text:p text:style-name="P11"><text:s text:c="8"/>case 2: </text:p>
      <text:p text:style-name="P11"><text:s text:c="12"/>sprintf( data[i][0], "%.2f",*(double *) strings[i]); </text:p>
      <text:p text:style-name="P11"><text:s text:c="12"/>offset = strlen(data[i][0]); </text:p>
      <text:p text:style-name="P11"><text:s text:c="12"/>/*Insert spaces*/ </text:p>
      <text:p text:style-name="P11"><text:s text:c="12"/>for( offset; offset &lt; (lenColCon - 1); ++ offset) </text:p>
      <text:p text:style-name="P11"><text:s text:c="16"/>data[i][0][offset] = ' '; </text:p>
      <text:p text:style-name="P11"><text:s text:c="12"/>/*Insert spaces*/ </text:p>
      <text:p text:style-name="P11"><text:s text:c="12"/>for(extraCounter = 1; extraCounter &lt; (max + 1); ++ extraCounter) </text:p>
      <text:p text:style-name="P11"><text:s text:c="16"/>for( offset = 0; offset &lt; (lenColCon - 1); ++ offset ) </text:p>
      <text:p text:style-name="P11"><text:s text:c="20"/>data[i][extraCounter][offset] = ' '; </text:p>
      <text:p text:style-name="P11"><text:s text:c="12"/>/*printf("90 string in End = %s\n", (char*)strings[3]);*/ </text:p>
      <text:p text:style-name="P11"><text:s text:c="12"/>break; </text:p>
      <text:p text:style-name="P11"><text:s text:c="8"/>case 3: </text:p>
      <text:p text:style-name="P11"><text:s text:c="12"/>sprintf( data[i][0], "%ld",*(long *) strings[i]); </text:p>
      <text:p text:style-name="P11"><text:s text:c="12"/>offset = strlen(data[i][0]); </text:p>
      <text:p text:style-name="P11"><text:s text:c="12"/>/*Insert spaces*/ </text:p>
      <text:p text:style-name="P11"><text:s text:c="12"/>for( offset; offset &lt; (lenColCon - 1); ++ offset) </text:p>
      <text:p text:style-name="P11"><text:s text:c="16"/>data[i][0][offset] = ' '; </text:p>
      <text:p text:style-name="P11"><text:s text:c="12"/>/*Insert spaces*/ </text:p>
      <text:p text:style-name="P11"><text:s text:c="12"/>for(extraCounter = 1; extraCounter &lt; (max + 1); ++ extraCounter) </text:p>
      <text:p text:style-name="P11"><text:s text:c="16"/>for( offset = 0; offset &lt; (lenColCon - 1); ++ offset ) </text:p>
      <text:p text:style-name="P11"><text:s text:c="20"/>data[i][extraCounter][offset] = ' '; </text:p>
      <text:p text:style-name="P11"><text:s text:c="12"/>break; </text:p>
      <text:p text:style-name="P11"><text:s text:c="8"/>case 4: </text:p>
      <text:p text:style-name="P11"><text:s text:c="12"/>for( extraCounter = 0; extraCounter &lt;= colStr[i]; ++ extraCounter ) </text:p>
      <text:p text:style-name="P11"><text:s text:c="12"/>{ </text:p>
      <text:p text:style-name="P11"><text:s text:c="16"/>j = extraCounter * (lenColCon - 1); </text:p>
      <text:p text:style-name="P11"><text:s text:c="16"/>for( offset = 0; </text:p>
      <text:p text:style-name="P11"><text:s text:c="24"/>((offset != (lenColCon - 1)) &amp;&amp; (((char *)strings[i])[j] != '\0' )); ++ offset, ++ j) </text:p>
      <text:p text:style-name="P11"><text:s text:c="16"/>{ </text:p>
      <text:p text:style-name="P11"><text:s text:c="20"/>data[i][extraCounter][offset] = ((char *)strings[i])[j]; </text:p>
      <text:p text:style-name="P11"><text:s text:c="16"/>} </text:p>
      <text:p text:style-name="P11"><text:s text:c="16"/>/*Insert spaces*/ </text:p>
      <text:p text:style-name="P11"><text:s text:c="16"/>for( offset; offset &lt; (lenColCon - 1); ++ offset) </text:p>
      <text:p text:style-name="P11"><text:s text:c="20"/>data[i][extraCounter][offset] = ' '; </text:p>
      <text:p text:style-name="P11"><text:s text:c="12"/>} </text:p>
      <text:p text:style-name="P11"><text:s text:c="12"/>/*Insert spaces*/ </text:p>
      <text:p text:style-name="P11"><text:s text:c="12"/>for(extraCounter = colStr[i] + 1; extraCounter &lt; (max + 1); ++ extraCounter ) </text:p>
      <text:p text:style-name="P11"><text:s text:c="16"/>for( offset = 0; offset &lt; (lenColCon - 1); ++ offset ) </text:p>
      <text:p text:style-name="P11"><text:s text:c="20"/>data[i][extraCounter][offset] = ' '; </text:p>
      <text:p text:style-name="P11"><text:s text:c="12"/>break; </text:p>
      <text:p text:style-name="P11"><text:s text:c="8"/>default: </text:p>
      <text:p text:style-name="P11"><text:s text:c="12"/>printf("ERROR!"); </text:p>
      <text:p text:style-name="P11"><text:s text:c="12"/>exit(EXIT_FAILURE); </text:p>
      <text:p text:style-name="P11"><text:s text:c="8"/>} </text:p>
      <text:p text:style-name="P11"><text:s text:c="8"/></text:p>
      <text:p text:style-name="P11"><text:s text:c="4"/></text:p>
      <text:p text:style-name="P11"><text:s text:c="4"/>} </text:p>
      <text:p text:style-name="P11"/>
      <text:p text:style-name="P11"><text:s text:c="4"/>/*Print row*/ </text:p>
      <text:p text:style-name="P11"><text:soft-page-break/><text:s text:c="8"/>for( strCounter = 0; strCounter &lt; (max + 1); ++ strCounter <text:s/>) </text:p>
      <text:p text:style-name="P11"><text:s text:c="8"/>{ </text:p>
      <text:p text:style-name="P11"><text:s text:c="12"/>for( i = 0; i &lt; countColum; ++ i ) </text:p>
      <text:p text:style-name="P11"><text:s text:c="16"/>printf("|%s", data[i][strCounter]); <text:s text:c="3"/></text:p>
      <text:p text:style-name="P11"><text:s text:c="12"/>printf("|\n"); </text:p>
      <text:p text:style-name="P11"><text:s text:c="8"/>} </text:p>
      <text:p text:style-name="P11"/>
      <text:p text:style-name="P11"><text:s text:c="4"/>/*FREE */ </text:p>
      <text:p text:style-name="P11"><text:s text:c="4"/>for( i = 0; i &lt; countColum; ++ i ) </text:p>
      <text:p text:style-name="P11"><text:s text:c="4"/>{ </text:p>
      <text:p text:style-name="P11"><text:s text:c="8"/>for( j = 0; j &lt; colStr[i]; ++ j ) </text:p>
      <text:p text:style-name="P11"><text:s text:c="8"/>{ </text:p>
      <text:p text:style-name="P11"><text:s text:c="12"/>free(data[i][j]); </text:p>
      <text:p text:style-name="P11"><text:s text:c="8"/>} </text:p>
      <text:p text:style-name="P11"><text:s text:c="8"/>free(data[i]); </text:p>
      <text:p text:style-name="P11"><text:s text:c="4"/>} </text:p>
      <text:p text:style-name="P11"><text:s text:c="4"/>free(data); </text:p>
      <text:p text:style-name="P11"/>
      <text:p text:style-name="P11"><text:s text:c="4"/>free(colStr); </text:p>
      <text:p text:style-name="P11"><text:s text:c="4"/></text:p>
      <text:p text:style-name="P11"><text:s text:c="4"/>return 0; </text:p>
      <text:p text:style-name="P11"/>
      <text:p text:style-name="P11">} </text:p>
      <text:p text:style-name="P11"/>
      <text:p text:style-name="P11">/*Display cap*/ </text:p>
      <text:p text:style-name="P11">int capMap( int countColum, char **cap, int lenColCon ) </text:p>
      <text:p text:style-name="P11">{ </text:p>
      <text:p text:style-name="P11"><text:s text:c="4"/>int i; </text:p>
      <text:p text:style-name="P11"><text:s text:c="4"/>int j; </text:p>
      <text:p text:style-name="P11"><text:s text:c="4"/>int tmp; </text:p>
      <text:p text:style-name="P11"><text:s text:c="4"/>for(i = 0; i &lt; countColum; ++ i ) </text:p>
      <text:p text:style-name="P11"><text:s text:c="4"/>{ </text:p>
      <text:p text:style-name="P11"><text:s text:c="8"/>printf( "|%s", cap[i] ); </text:p>
      <text:p text:style-name="P11"><text:s text:c="8"/>tmp = lenColCon - strlen(cap[i]); </text:p>
      <text:p text:style-name="P11"><text:s text:c="8"/>for( j = 0; j &lt; tmp - 1; ++ j ) </text:p>
      <text:p text:style-name="P11"><text:s text:c="12"/>printf( " " ); </text:p>
      <text:p text:style-name="P11"><text:s text:c="4"/>} </text:p>
      <text:p text:style-name="P11"><text:s text:c="4"/>printf( "|\n"); </text:p>
      <text:p text:style-name="P11"><text:s text:c="4"/></text:p>
      <text:p text:style-name="P11"><text:s text:c="4"/>return 0; </text:p>
      <text:p text:style-name="P11">} </text:p>
      <text:p text:style-name="P11"/>
      <text:p text:style-name="P11">/*Draw line function*/ </text:p>
      <text:p text:style-name="P11">int drawLine( int lenColCon ) </text:p>
      <text:p text:style-name="P11">{ </text:p>
      <text:p text:style-name="P11"><text:s text:c="4"/>int i; </text:p>
      <text:p text:style-name="P11"><text:s text:c="4"/>for( i = 0; i &lt; WIDTH; ++ i ) <text:s text:c="2"/>/*Need correct WIDTH*/ </text:p>
      <text:p text:style-name="P11"><text:s text:c="4"/>{ </text:p>
      <text:p text:style-name="P11"><text:s text:c="8"/>if((i % lenColCon) == 0) </text:p>
      <text:p text:style-name="P11"><text:s text:c="12"/>printf("+"); </text:p>
      <text:p text:style-name="P11"><text:s text:c="8"/>else </text:p>
      <text:p text:style-name="P11"><text:s text:c="12"/>printf("-"); </text:p>
      <text:p text:style-name="P11"><text:s text:c="4"/>} </text:p>
      <text:p text:style-name="P11"><text:s text:c="4"/>printf( "+\n" ); </text:p>
      <text:p text:style-name="P11"/>
      <text:p text:style-name="P11"><text:s text:c="4"/>return 0; </text:p>
      <text:p text:style-name="P11">} </text:p>
      <text:p text:style-name="P11"/>
      <text:p text:style-name="P11">/*Table's output*/ </text:p>
      <text:p text:style-name="P11">int tioTableEnd( void *td ) </text:p>
      <text:p text:style-name="P11">{ </text:p>
      <text:p text:style-name="P11"><text:s text:c="4"/>struct inform *datTab; </text:p>
      <text:p text:style-name="P11"><text:s text:c="5"/></text:p>
      <text:p text:style-name="P11"><text:s text:c="4"/>int i; <text:s text:c="25"/>/*Counter*/ </text:p>
      <text:p text:style-name="P11"><text:s text:c="4"/>int lenColCon; <text:s text:c="17"/>/*Cell width*/ </text:p>
      <text:p text:style-name="P11"><text:s text:c="4"/>void *next; <text:s text:c="4"/></text:p>
      <text:p text:style-name="P11"><text:soft-page-break/><text:s text:c="4"/>int *masType; <text:s text:c="18"/>/*For type of cap*/ </text:p>
      <text:p text:style-name="P11"><text:s text:c="4"/>datTab = (struct inform *) td; </text:p>
      <text:p text:style-name="P11"><text:s text:c="4"/></text:p>
      <text:p text:style-name="P11"><text:s text:c="4"/>datTab-&gt;ptr = datTab-&gt;head; </text:p>
      <text:p text:style-name="P11"><text:s text:c="4"/>/*printf("string in End = %s\n", (char*)datTab-&gt;ptr-&gt;s[3]);*/ </text:p>
      <text:p text:style-name="P11"/>
      <text:p text:style-name="P11"><text:s text:c="4"/>/*Calculate the column width depending on the number of*/ <text:s/></text:p>
      <text:p text:style-name="P11"><text:s text:c="4"/>lenColCon = WIDTH / datTab-&gt;countColum; <text:s text:c="2"/></text:p>
      <text:p text:style-name="P11"><text:s text:c="4"/>printf("Размер колонки = %d\n", lenColCon); </text:p>
      <text:p text:style-name="P11"><text:s text:c="4"/></text:p>
      <text:p text:style-name="P11"><text:s text:c="4"/>if( (masType = (int *) malloc(datTab-&gt;countColum * sizeof(int))) == NULL) </text:p>
      <text:p text:style-name="P11"><text:s text:c="4"/>{ </text:p>
      <text:p text:style-name="P11"><text:s text:c="8"/>printf("ERROR!"); </text:p>
      <text:p text:style-name="P11"><text:s text:c="8"/>exit(EXIT_FAILURE); </text:p>
      <text:p text:style-name="P11"><text:s text:c="4"/>} </text:p>
      <text:p text:style-name="P11"/>
      <text:p text:style-name="P11"><text:s text:c="4"/>/*Draw line*/ </text:p>
      <text:p text:style-name="P11"><text:s text:c="4"/>drawLine(lenColCon); </text:p>
      <text:p text:style-name="P11"><text:s text:c="4"/></text:p>
      <text:p text:style-name="P11"><text:s text:c="4"/>for( i = 0; i &lt; datTab-&gt;countColum; ++ i ) </text:p>
      <text:p text:style-name="P11"><text:s text:c="4"/>{ </text:p>
      <text:p text:style-name="P11"><text:s text:c="8"/>masType[i] = 4; </text:p>
      <text:p text:style-name="P11"><text:s text:c="4"/>} </text:p>
      <text:p text:style-name="P11"><text:s text:c="4"/>/*Display cap*/ </text:p>
      <text:p text:style-name="P11"><text:s text:c="4"/>tabRow( (void *)datTab-&gt;cap, masType, datTab-&gt;countColum, lenColCon); </text:p>
      <text:p text:style-name="P11"><text:s text:c="4"/></text:p>
      <text:p text:style-name="P11"><text:s text:c="4"/>/*Draw line*/ </text:p>
      <text:p text:style-name="P11"><text:s text:c="4"/>drawLine(lenColCon); </text:p>
      <text:p text:style-name="P11"><text:s text:c="4"/></text:p>
      <text:p text:style-name="P11"><text:s text:c="4"/>while( datTab-&gt;ptr-&gt;n != NULL ) </text:p>
      <text:p text:style-name="P11"><text:s text:c="4"/>{ </text:p>
      <text:p text:style-name="P11"/>
      <text:p text:style-name="P11"><text:s text:c="8"/>/*Print table row*/ </text:p>
      <text:p text:style-name="P11"><text:s text:c="8"/>tabRow( datTab-&gt;ptr-&gt;s, datTab-&gt;bufType, datTab-&gt;countColum, lenColCon ); </text:p>
      <text:p text:style-name="P11"/>
      <text:p text:style-name="P11"><text:s text:c="8"/>/*Jump to the new cell*/ </text:p>
      <text:p text:style-name="P11"><text:s text:c="8"/>datTab-&gt;ptr = datTab-&gt;ptr-&gt;n; </text:p>
      <text:p text:style-name="P11"><text:s text:c="8"/>/*Draw line*/ </text:p>
      <text:p text:style-name="P11"><text:s text:c="8"/>drawLine(lenColCon); </text:p>
      <text:p text:style-name="P11"><text:s text:c="4"/>} </text:p>
      <text:p text:style-name="P11"><text:s text:c="4"/></text:p>
      <text:p text:style-name="P11"><text:s text:c="4"/>/*Free masType*/ </text:p>
      <text:p text:style-name="P11"><text:s text:c="4"/>free(masType); </text:p>
      <text:p text:style-name="P11"><text:s text:c="4"/>/*Free data*/ </text:p>
      <text:p text:style-name="P11"><text:s text:c="4"/>for( i = 0; i &lt; datTab-&gt;countColum; ++ i ) </text:p>
      <text:p text:style-name="P11"><text:s text:c="8"/>free(datTab-&gt;cap[i]); </text:p>
      <text:p text:style-name="P11"><text:s text:c="4"/>free( datTab-&gt;cap ); </text:p>
      <text:p text:style-name="P11"/>
      <text:p text:style-name="P11"><text:s text:c="4"/>/*Free bufTab*/ </text:p>
      <text:p text:style-name="P11"><text:s text:c="4"/>free(datTab-&gt;bufType); </text:p>
      <text:p text:style-name="P11"/>
      <text:p text:style-name="P11"><text:s text:c="4"/>/*Free ptr-&gt;s*/ </text:p>
      <text:p text:style-name="P11"><text:s text:c="4"/>datTab-&gt;ptr = datTab-&gt;head; </text:p>
      <text:p text:style-name="P11"><text:s text:c="4"/>do </text:p>
      <text:p text:style-name="P11"><text:s text:c="4"/>{ <text:s text:c="4"/></text:p>
      <text:p text:style-name="P11"><text:s text:c="8"/>next = (void *) datTab-&gt;ptr-&gt;n; </text:p>
      <text:p text:style-name="P11"><text:s text:c="8"/>for( i = 0; i &lt; datTab-&gt;countColum; ++ i ) </text:p>
      <text:p text:style-name="P11"><text:s text:c="8"/>{ </text:p>
      <text:p text:style-name="P11"><text:s text:c="12"/>if(datTab-&gt;ptr-&gt;n != NULL) </text:p>
      <text:p text:style-name="P11"><text:s text:c="16"/>free(datTab-&gt;ptr-&gt;s[i]); </text:p>
      <text:p text:style-name="P11"><text:s text:c="8"/>} </text:p>
      <text:p text:style-name="P11"><text:s text:c="8"/>free(datTab-&gt;ptr-&gt;s); </text:p>
      <text:p text:style-name="P11"><text:s text:c="8"/>free(datTab-&gt;ptr); </text:p>
      <text:p text:style-name="P11"><text:s text:c="8"/>datTab-&gt;ptr = (cl *) next; </text:p>
      <text:p text:style-name="P11"><text:s text:c="4"/>} while (datTab-&gt;ptr != NULL); </text:p>
      <text:p text:style-name="P11"><text:soft-page-break/><text:s/></text:p>
      <text:p text:style-name="P11"><text:s text:c="4"/>/*Free datTab*/ </text:p>
      <text:p text:style-name="P11"><text:s text:c="4"/>free(datTab); </text:p>
      <text:p text:style-name="P11"/>
      <text:p text:style-name="P11"><text:s text:c="4"/>return 0; </text:p>
      <text:p text:style-name="P11">} </text:p>
      <text:p text:style-name="P5">Файл Makefile:</text:p>
      <text:p text:style-name="P11">all: myapp </text:p>
      <text:p text:style-name="P11"/>
      <text:p text:style-name="P11">CC=gcc </text:p>
      <text:p text:style-name="P11">INCLUDE=./ </text:p>
      <text:p text:style-name="P11">CFLAGS=-g -Wall </text:p>
      <text:p text:style-name="P11"/>
      <text:p text:style-name="P11">myapp: tioTableBegin.o tioTableRecord.o tioTableEnd.o main.o </text:p>
      <text:p text:style-name="P11"><text:tab/>$(CC) -o $@ $(CFLAGS) main.o tioTableBegin.o tioTableRecord.o tioTableEnd.o </text:p>
      <text:p text:style-name="P11"/>
      <text:p text:style-name="P11">main.o: main.c </text:p>
      <text:p text:style-name="P11"><text:tab/>$(CC) -o $@ $(CFLAGS) -c -I$(INCLUDE) main.c </text:p>
      <text:p text:style-name="P11"/>
      <text:p text:style-name="P11">tioTableBegin.o: tioTableBegin.c tiotb.h </text:p>
      <text:p text:style-name="P11"><text:tab/>$(CC) -o $@ $(CFLAGS) -c -I$(INCLUDE) tioTableBegin.c </text:p>
      <text:p text:style-name="P11"/>
      <text:p text:style-name="P11">tioTableRecord.o: tioTableRecord.c tiotb.h </text:p>
      <text:p text:style-name="P11"><text:tab/>$(CC) -o $@ $(CFLAGS) -c -I$(INCLUDE) tioTableRecord.c </text:p>
      <text:p text:style-name="P11"/>
      <text:p text:style-name="P11">tioTableEnd.o: tioTableEnd.c tiotb.h </text:p>
      <text:p text:style-name="P11"><text:tab/>$(CC) -o $@ $(CFLAGS) -c -I$(INCLUDE) tioTableEnd.c </text:p>
      <text:p text:style-name="P11">clean: </text:p>
      <text:p text:style-name="P11"><text:tab/>rm myapp main.o tioTableBegin.o tioTableRecord.o tioTableEnd.o </text:p>
      <text:p text:style-name="P4">Результат выполнения</text:p>
      <text:p text:style-name="P12">Cap string </text:p>
      <text:p text:style-name="P12">name1name1name1name1name1name1name1name1&amp;nam&amp;&amp;e2&amp;name3&amp;name4 </text:p>
      <text:p text:style-name="P12"/>
      <text:p text:style-name="P12">Call "tioTableBegin". </text:p>
      <text:p text:style-name="P12">Count of letter 60. </text:p>
      <text:p text:style-name="P12">Count of colum 4. </text:p>
      <text:p text:style-name="P12"/>
      <text:p text:style-name="P12">Data types: 1424 </text:p>
      <text:p text:style-name="P12">name1name1name1name1name1name1name1name1 </text:p>
      <text:p text:style-name="P12">nam&amp;e2 </text:p>
      <text:p text:style-name="P12">name3 </text:p>
      <text:p text:style-name="P12">name4 </text:p>
      <text:p text:style-name="P12"/>
      <text:p text:style-name="P12">Call "tioTableRecord". </text:p>
      <text:p text:style-name="P12">char r /added </text:p>
      <text:p text:style-name="P12">string An advantage of COM+ /added </text:p>
      <text:p text:style-name="P12">double 23.700000 /added </text:p>
      <text:p text:style-name="P12">string Animated by Ryan Woodward /added </text:p>
      <text:p text:style-name="P12">char e /added </text:p>
      <text:p text:style-name="P12">string An advantage of COM+ /added </text:p>
      <text:p text:style-name="P12">double 43.900000 /added </text:p>
      <text:p text:style-name="P12">string The essence of COM is a language-neutral way of implementing objects that can be used in environments /added </text:p>
      <text:p text:style-name="P12"/>
      <text:p text:style-name="P12">Call "tioTableEnd". </text:p>
      <text:p text:style-name="P12">Размер колонки = 20 </text:p>
      <text:p text:style-name="P12">+-------------------+-------------------+-------------------+-------------------+ </text:p>
      <text:p text:style-name="P12">|name1name1name1name|nam&amp;e2 <text:s text:c="12"/>|name3 <text:s text:c="13"/>|name4 <text:s text:c="13"/>| </text:p>
      <text:p text:style-name="P12">|1name1name1name1nam| <text:s text:c="18"/>| <text:s text:c="18"/>| <text:s text:c="18"/>| </text:p>
      <text:p text:style-name="P12">|e1 <text:s text:c="16"/>| <text:s text:c="18"/>| <text:s text:c="18"/>| <text:s text:c="18"/>| </text:p>
      <text:p text:style-name="P12">+-------------------+-------------------+-------------------+-------------------+ </text:p>
      <text:p text:style-name="P12">|r <text:s text:c="17"/>|An advantage of COM|23.70 <text:s text:c="13"/>|Animated by Ryan Wo| </text:p>
      <text:p text:style-name="P12">| <text:s text:c="18"/>|+ <text:s text:c="17"/>| <text:s text:c="18"/>|odward <text:s text:c="12"/>| </text:p>
      <text:p text:style-name="P12">+-------------------+-------------------+-------------------+-------------------+ </text:p>
      <text:p text:style-name="P12">|e <text:s text:c="17"/>|An advantage of COM|43.90 <text:s text:c="13"/>|The essence of COM | </text:p>
      <text:p text:style-name="P12">| <text:s text:c="18"/>|+ <text:s text:c="17"/>| <text:s text:c="18"/>|is a language-neutr| </text:p>
      <text:p text:style-name="P12">| <text:s text:c="18"/>| <text:s text:c="18"/>| <text:s text:c="18"/>|al way of implement| </text:p>
      <text:p text:style-name="P12">| <text:s text:c="18"/>| <text:s text:c="18"/>| <text:s text:c="18"/>|ing objects that ca| </text:p>
      <text:p text:style-name="P12">| <text:s text:c="18"/>| <text:s text:c="18"/>| <text:s text:c="18"/>|n be used in enviro| </text:p>
      <text:p text:style-name="P12">| <text:s text:c="18"/>| <text:s text:c="18"/>| <text:s text:c="18"/>|nments <text:s text:c="12"/>| </text:p>
      <text:p text:style-name="P12">+-------------------+-------------------+-------------------+-------------------+ </text:p>
      <text:p text:style-name="P4">Вывод</text:p>
      <text:p text:style-name="P9">Были опробованы системамы контроля версии, такие как Git и Mercurial. Освоил создание Makefile'ов в Unix-системах. Ознакомился с графический редактор Gvim. Было расмотренно создание сценариев. Основная проблемма заключалась в том, чтобы описать алгоритм хранения и вывода на экран данных <text:s/>с заведомо не известными типами. Также много времени потратил на то, чтобы текст, если он не помещался в ячейку таблицы, переносился на следующую строку, и все ячейки строки расширялись.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ucida Grande" svg:font-family="'Lucida Grande', Verdana, Geneva, Arial, 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DejaVu Sans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wcfang </meta:initial-creator>
    <meta:creation-date>2011-09-08T10:26:34</meta:creation-date>
    <meta:editing-duration>P24DT2H9M40S</meta:editing-duration>
    <meta:generator>LibreOffice/3.5$Linux_X86_64 LibreOffice_project/350m1$Build-2</meta:generator>
    <dc:date>2012-09-30T00:23:13</dc:date>
    <dc:creator>nwcfang </dc:creator>
    <meta:editing-cycles>83</meta:editing-cycles>
    <meta:document-statistic meta:table-count="7" meta:image-count="0" meta:object-count="0" meta:page-count="39" meta:paragraph-count="1261" meta:word-count="6344" meta:character-count="53543" meta:non-whitespace-character-count="39644"/>
    <meta:user-defined meta:name="Info 1"/>
    <meta:user-defined meta:name="Info 2"/>
    <meta:user-defined meta:name="Info 3"/>
    <meta:user-defined meta:name="Info 4"/>
  </office:meta>
</office:document-meta>
</file>